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L-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lho-2015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4046.29" table:style-name="ce14">
            <text:p>4.046<text:s/></text:p>
          </table:table-cell>
          <table:table-cell office:value-type="float" office:value="159050.49" table:style-name="ce14">
            <text:p>159.050<text:s/></text:p>
          </table:table-cell>
          <table:table-cell office:value-type="float" office:value="35504292.280000001" table:style-name="ce14">
            <text:p>35.504.292<text:s/></text:p>
          </table:table-cell>
          <table:table-cell office:value-type="float" office:value="4462.1499999999996" table:style-name="ce14">
            <text:p>4.462<text:s/></text:p>
          </table:table-cell>
          <table:table-cell office:value-type="float" office:value="81431222.75" table:style-name="ce14">
            <text:p>81.431.223<text:s/></text:p>
          </table:table-cell>
          <table:table-cell office:value-type="float" office:value="45102780.68" table:style-name="ce14">
            <text:p>45.102.781<text:s/></text:p>
          </table:table-cell>
          <table:table-cell office:value-type="float" office:value="2098287.04" table:style-name="ce14">
            <text:p>2.098.287<text:s/></text:p>
          </table:table-cell>
          <table:table-cell office:value-type="float" office:value="192816449.71000001" table:style-name="ce14">
            <text:p>192.816.450<text:s/></text:p>
          </table:table-cell>
          <table:table-cell office:value-type="float" office:value="105341153.64" table:style-name="ce14">
            <text:p>105.341.154<text:s/></text:p>
          </table:table-cell>
          <table:table-cell office:value-type="float" office:value="3536141.95" table:style-name="ce14">
            <text:p>3.536.142<text:s/></text:p>
          </table:table-cell>
          <table:table-cell office:value-type="float" office:value="89590163.219999999" table:style-name="ce14">
            <text:p>89.590.163<text:s/></text:p>
          </table:table-cell>
          <table:table-cell office:value-type="float" office:value="220757.08" table:style-name="ce14">
            <text:p>220.757<text:s/></text:p>
          </table:table-cell>
          <table:table-cell office:value-type="float" office:value="1440798.81" table:style-name="ce14">
            <text:p>1.440.799<text:s/></text:p>
          </table:table-cell>
          <table:table-cell office:value-type="float" office:value="9522863.0999999996" table:style-name="ce14">
            <text:p>9.522.863<text:s/></text:p>
          </table:table-cell>
          <table:table-cell office:value-type="float" office:value="14095251.9" table:style-name="ce14">
            <text:p>14.095.252<text:s/></text:p>
          </table:table-cell>
          <table:table-cell office:value-type="float" office:value="101129530.42" table:style-name="ce14">
            <text:p>101.129.530<text:s/></text:p>
          </table:table-cell>
          <table:table-cell office:value-type="float" office:value="75916.009999999995" table:style-name="ce14">
            <text:p>75.916<text:s/></text:p>
          </table:table-cell>
          <table:table-cell office:value-type="float" office:value="251902485.75" table:style-name="ce14">
            <text:p>251.902.486<text:s/></text:p>
          </table:table-cell>
          <table:table-cell office:value-type="float" office:value="329735453.02999997" table:style-name="ce14">
            <text:p>329.735.453<text:s/></text:p>
          </table:table-cell>
          <table:table-cell office:value-type="float" office:value="1385539.67" table:style-name="ce14">
            <text:p>1.385.540<text:s/></text:p>
          </table:table-cell>
          <table:table-cell office:value-type="float" office:value="189011.03" table:style-name="ce14">
            <text:p>189.011<text:s/></text:p>
          </table:table-cell>
          <table:table-cell office:value-type="float" office:value="22846.959999999999" table:style-name="ce14">
            <text:p>22.847<text:s/></text:p>
          </table:table-cell>
          <table:table-cell office:value-type="float" office:value="104434657.66" table:style-name="ce14">
            <text:p>104.434.658<text:s/></text:p>
          </table:table-cell>
          <table:table-cell office:value-type="float" office:value="479336916.61000001" table:style-name="ce14">
            <text:p>479.336.917<text:s/></text:p>
          </table:table-cell>
          <table:table-cell office:value-type="float" office:value="346562.95" table:style-name="ce14">
            <text:p>346.563<text:s/></text:p>
          </table:table-cell>
          <table:table-cell office:value-type="float" office:value="1629227448.8900001" table:style-name="ce14">
            <text:p>1.629.227.449<text:s/></text:p>
          </table:table-cell>
          <table:table-cell office:value-type="float" office:value="9472.34" table:style-name="ce14">
            <text:p>9.472<text:s/></text:p>
          </table:table-cell>
          <table:table-cell office:value-type="float" office:value="3478663562.4100003" table:style-name="ce15">
            <text:p>3.478.663.5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16" table:style-name="ce14">
            <text:p>(0)</text:p>
          </table:table-cell>
          <table:table-cell office:value-type="float" office:value="1919.24" table:style-name="ce14">
            <text:p>1.919<text:s/></text:p>
          </table:table-cell>
          <table:table-cell office:value-type="float" office:value="-20.3" table:style-name="ce14">
            <text:p>(20)</text:p>
          </table:table-cell>
          <table:table-cell office:value-type="float" office:value="0" table:style-name="ce14">
            <text:p>-<text:s/></text:p>
          </table:table-cell>
          <table:table-cell office:value-type="float" office:value="1.37" table:style-name="ce14">
            <text:p>1<text:s/></text:p>
          </table:table-cell>
          <table:table-cell office:value-type="float" office:value="5237.97" table:style-name="ce14">
            <text:p>5.238<text:s/></text:p>
          </table:table-cell>
          <table:table-cell office:value-type="float" office:value="2573.5100000000002" table:style-name="ce14">
            <text:p>2.574<text:s/></text:p>
          </table:table-cell>
          <table:table-cell office:value-type="float" office:value="-94.82" table:style-name="ce14">
            <text:p>(95)</text:p>
          </table:table-cell>
          <table:table-cell office:value-type="float" office:value="20802.03" table:style-name="ce14">
            <text:p>20.802<text:s/></text:p>
          </table:table-cell>
          <table:table-cell office:value-type="float" office:value="-2.77" table:style-name="ce14">
            <text:p>(3)</text:p>
          </table:table-cell>
          <table:table-cell office:value-type="float" office:value="-760.85" table:style-name="ce14">
            <text:p>(761)</text:p>
          </table:table-cell>
          <table:table-cell office:value-type="float" office:value="232215.83" table:style-name="ce14">
            <text:p>232.216<text:s/></text:p>
          </table:table-cell>
          <table:table-cell office:value-type="float" office:value="153614.10999999999" table:style-name="ce14">
            <text:p>153.614<text:s/></text:p>
          </table:table-cell>
          <table:table-cell office:value-type="float" office:value="366063.61" table:style-name="ce14">
            <text:p>366.064<text:s/></text:p>
          </table:table-cell>
          <table:table-cell office:value-type="float" office:value="-91.45" table:style-name="ce14">
            <text:p>(91)</text:p>
          </table:table-cell>
          <table:table-cell office:value-type="float" office:value="9363.8799999999992" table:style-name="ce14">
            <text:p>9.364<text:s/></text:p>
          </table:table-cell>
          <table:table-cell office:value-type="float" office:value="-28.08" table:style-name="ce14">
            <text:p>(28)</text:p>
          </table:table-cell>
          <table:table-cell office:value-type="float" office:value="647454.73" table:style-name="ce14">
            <text:p>647.455<text:s/></text:p>
          </table:table-cell>
          <table:table-cell office:value-type="float" office:value="24411.96" table:style-name="ce14">
            <text:p>24.412<text:s/></text:p>
          </table:table-cell>
          <table:table-cell office:value-type="float" office:value="0.6" table:style-name="ce14">
            <text:p>1<text:s/></text:p>
          </table:table-cell>
          <table:table-cell office:value-type="float" office:value="610.44000000000005" table:style-name="ce14">
            <text:p>610<text:s/></text:p>
          </table:table-cell>
          <table:table-cell office:value-type="float" office:value="-2.04" table:style-name="ce14">
            <text:p>(2)</text:p>
          </table:table-cell>
          <table:table-cell office:value-type="float" office:value="74547.350000000006" table:style-name="ce14">
            <text:p>74.547<text:s/></text:p>
          </table:table-cell>
          <table:table-cell office:value-type="float" office:value="47177.87" table:style-name="ce14">
            <text:p>47.178<text:s/></text:p>
          </table:table-cell>
          <table:table-cell office:value-type="float" office:value="-1.24" table:style-name="ce14">
            <text:p>(1)</text:p>
          </table:table-cell>
          <table:table-cell office:value-type="float" office:value="4861098.59" table:style-name="ce14">
            <text:p>4.861.099<text:s/></text:p>
          </table:table-cell>
          <table:table-cell office:value-type="float" office:value="-0.57999999999999996" table:style-name="ce14">
            <text:p>(1)</text:p>
          </table:table-cell>
          <table:table-cell office:value-type="float" office:value="6446090.7999999998" table:style-name="ce15">
            <text:p>6.446.0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14794.4" table:style-name="ce14">
            <text:p>114.794<text:s/></text:p>
          </table:table-cell>
          <table:table-cell office:value-type="float" office:value="2091739.04" table:style-name="ce14">
            <text:p>2.091.739<text:s/></text:p>
          </table:table-cell>
          <table:table-cell office:value-type="float" office:value="11012231.85" table:style-name="ce14">
            <text:p>11.012.232<text:s/></text:p>
          </table:table-cell>
          <table:table-cell office:value-type="float" office:value="1157569.47" table:style-name="ce14">
            <text:p>1.157.569<text:s/></text:p>
          </table:table-cell>
          <table:table-cell office:value-type="float" office:value="136972322.61000001" table:style-name="ce14">
            <text:p>136.972.323<text:s/></text:p>
          </table:table-cell>
          <table:table-cell office:value-type="float" office:value="32529161.329999998" table:style-name="ce14">
            <text:p>32.529.161<text:s/></text:p>
          </table:table-cell>
          <table:table-cell office:value-type="float" office:value="5482218.4699999997" table:style-name="ce14">
            <text:p>5.482.218<text:s/></text:p>
          </table:table-cell>
          <table:table-cell office:value-type="float" office:value="163498959.80000001" table:style-name="ce14">
            <text:p>163.498.960<text:s/></text:p>
          </table:table-cell>
          <table:table-cell office:value-type="float" office:value="69876946.969999999" table:style-name="ce14">
            <text:p>69.876.947<text:s/></text:p>
          </table:table-cell>
          <table:table-cell office:value-type="float" office:value="7382297.4800000004" table:style-name="ce14">
            <text:p>7.382.297<text:s/></text:p>
          </table:table-cell>
          <table:table-cell office:value-type="float" office:value="420888821.68000001" table:style-name="ce14">
            <text:p>420.888.822<text:s/></text:p>
          </table:table-cell>
          <table:table-cell office:value-type="float" office:value="6624453.4500000002" table:style-name="ce14">
            <text:p>6.624.453<text:s/></text:p>
          </table:table-cell>
          <table:table-cell office:value-type="float" office:value="10328751.99" table:style-name="ce14">
            <text:p>10.328.752<text:s/></text:p>
          </table:table-cell>
          <table:table-cell office:value-type="float" office:value="7998067.75" table:style-name="ce14">
            <text:p>7.998.068<text:s/></text:p>
          </table:table-cell>
          <table:table-cell office:value-type="float" office:value="5138778.53" table:style-name="ce14">
            <text:p>5.138.779<text:s/></text:p>
          </table:table-cell>
          <table:table-cell office:value-type="float" office:value="97319858.900000006" table:style-name="ce14">
            <text:p>97.319.859<text:s/></text:p>
          </table:table-cell>
          <table:table-cell office:value-type="float" office:value="1755736" table:style-name="ce14">
            <text:p>1.755.736<text:s/></text:p>
          </table:table-cell>
          <table:table-cell office:value-type="float" office:value="271835642.44" table:style-name="ce14">
            <text:p>271.835.642<text:s/></text:p>
          </table:table-cell>
          <table:table-cell office:value-type="float" office:value="270456791.94" table:style-name="ce14">
            <text:p>270.456.792<text:s/></text:p>
          </table:table-cell>
          <table:table-cell office:value-type="float" office:value="3216772.27" table:style-name="ce14">
            <text:p>3.216.772<text:s/></text:p>
          </table:table-cell>
          <table:table-cell office:value-type="float" office:value="1789593.56" table:style-name="ce14">
            <text:p>1.789.594<text:s/></text:p>
          </table:table-cell>
          <table:table-cell office:value-type="float" office:value="108301.91" table:style-name="ce14">
            <text:p>108.302<text:s/></text:p>
          </table:table-cell>
          <table:table-cell office:value-type="float" office:value="405711032.80000001" table:style-name="ce14">
            <text:p>405.711.033<text:s/></text:p>
          </table:table-cell>
          <table:table-cell office:value-type="float" office:value="318466277.07999998" table:style-name="ce14">
            <text:p>318.466.277<text:s/></text:p>
          </table:table-cell>
          <table:table-cell office:value-type="float" office:value="5983907.2999999998" table:style-name="ce14">
            <text:p>5.983.907<text:s/></text:p>
          </table:table-cell>
          <table:table-cell office:value-type="float" office:value="1759936510.6500001" table:style-name="ce14">
            <text:p>1.759.936.511<text:s/></text:p>
          </table:table-cell>
          <table:table-cell office:value-type="float" office:value="447707.27" table:style-name="ce14">
            <text:p>447.707<text:s/></text:p>
          </table:table-cell>
          <table:table-cell office:value-type="float" office:value="4018125246.9400005" table:style-name="ce15">
            <text:p>4.018.125.2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21319.5" table:style-name="ce14">
            <text:p>121.32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3686.01" table:style-name="ce14">
            <text:p>13.68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63856157.41" table:style-name="ce14">
            <text:p>263.856.157<text:s/></text:p>
          </table:table-cell>
          <table:table-cell office:value-type="float" office:value="4560" table:style-name="ce14">
            <text:p>4.56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52.67" table:style-name="ce14">
            <text:p>853<text:s/></text:p>
          </table:table-cell>
          <table:table-cell office:value-type="float" office:value="4535.57" table:style-name="ce14">
            <text:p>4.536<text:s/></text:p>
          </table:table-cell>
          <table:table-cell office:value-type="float" office:value="17215.5" table:style-name="ce14">
            <text:p>17.21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3380662.22999999" table:style-name="ce14">
            <text:p>153.380.662<text:s/></text:p>
          </table:table-cell>
          <table:table-cell office:value-type="float" office:value="1846.8" table:style-name="ce14">
            <text:p>1.847<text:s/></text:p>
          </table:table-cell>
          <table:table-cell office:value-type="float" office:value="151682.35" table:style-name="ce14">
            <text:p>151.682<text:s/></text:p>
          </table:table-cell>
          <table:table-cell office:value-type="float" office:value="162225.99" table:style-name="ce14">
            <text:p>162.22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17714744.03000003" table:style-name="ce15">
            <text:p>417.714.7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80512.429999999993" table:style-name="ce14">
            <text:p>80.512<text:s/></text:p>
          </table:table-cell>
          <table:table-cell office:value-type="float" office:value="236678.58" table:style-name="ce14">
            <text:p>236.679<text:s/></text:p>
          </table:table-cell>
          <table:table-cell office:value-type="float" office:value="2089914.84" table:style-name="ce14">
            <text:p>2.089.91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345909.92" table:style-name="ce14">
            <text:p>10.345.910<text:s/></text:p>
          </table:table-cell>
          <table:table-cell office:value-type="float" office:value="5697525.0099999998" table:style-name="ce14">
            <text:p>5.697.525<text:s/></text:p>
          </table:table-cell>
          <table:table-cell office:value-type="float" office:value="1355156.61" table:style-name="ce14">
            <text:p>1.355.157<text:s/></text:p>
          </table:table-cell>
          <table:table-cell office:value-type="float" office:value="59101.61" table:style-name="ce14">
            <text:p>59.102<text:s/></text:p>
          </table:table-cell>
          <table:table-cell office:value-type="float" office:value="4818834.54" table:style-name="ce14">
            <text:p>4.818.835<text:s/></text:p>
          </table:table-cell>
          <table:table-cell office:value-type="float" office:value="5364406.76" table:style-name="ce14">
            <text:p>5.364.407<text:s/></text:p>
          </table:table-cell>
          <table:table-cell office:value-type="float" office:value="10073976.529999999" table:style-name="ce14">
            <text:p>10.073.977<text:s/></text:p>
          </table:table-cell>
          <table:table-cell office:value-type="float" office:value="171267.29" table:style-name="ce14">
            <text:p>171.267<text:s/></text:p>
          </table:table-cell>
          <table:table-cell office:value-type="float" office:value="4133833.61" table:style-name="ce14">
            <text:p>4.133.834<text:s/></text:p>
          </table:table-cell>
          <table:table-cell office:value-type="float" office:value="2027628.8" table:style-name="ce14">
            <text:p>2.027.629<text:s/></text:p>
          </table:table-cell>
          <table:table-cell office:value-type="float" office:value="2109983.9300000002" table:style-name="ce14">
            <text:p>2.109.984<text:s/></text:p>
          </table:table-cell>
          <table:table-cell office:value-type="float" office:value="21104733.940000001" table:style-name="ce14">
            <text:p>21.104.734<text:s/></text:p>
          </table:table-cell>
          <table:table-cell office:value-type="float" office:value="54011.54" table:style-name="ce14">
            <text:p>54.012<text:s/></text:p>
          </table:table-cell>
          <table:table-cell office:value-type="float" office:value="2885860.99" table:style-name="ce14">
            <text:p>2.885.861<text:s/></text:p>
          </table:table-cell>
          <table:table-cell office:value-type="float" office:value="9105038.7699999996" table:style-name="ce14">
            <text:p>9.105.039<text:s/></text:p>
          </table:table-cell>
          <table:table-cell office:value-type="float" office:value="522592.03" table:style-name="ce14">
            <text:p>522.592<text:s/></text:p>
          </table:table-cell>
          <table:table-cell office:value-type="float" office:value="57706.35" table:style-name="ce14">
            <text:p>57.706<text:s/></text:p>
          </table:table-cell>
          <table:table-cell office:value-type="float" office:value="8935.0400000000009" table:style-name="ce14">
            <text:p>8.935<text:s/></text:p>
          </table:table-cell>
          <table:table-cell office:value-type="float" office:value="7893320.3200000003" table:style-name="ce14">
            <text:p>7.893.320<text:s/></text:p>
          </table:table-cell>
          <table:table-cell office:value-type="float" office:value="6510827.8399999999" table:style-name="ce14">
            <text:p>6.510.828<text:s/></text:p>
          </table:table-cell>
          <table:table-cell office:value-type="float" office:value="1706945.98" table:style-name="ce14">
            <text:p>1.706.946<text:s/></text:p>
          </table:table-cell>
          <table:table-cell office:value-type="float" office:value="47836703.539999999" table:style-name="ce14">
            <text:p>47.836.70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6251406.80000001" table:style-name="ce15">
            <text:p>146.251.4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6656.16" table:style-name="ce14">
            <text:p>6.65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906.07" table:style-name="ce14">
            <text:p>9.90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39.360000000001" table:style-name="ce14">
            <text:p>25.239<text:s/></text:p>
          </table:table-cell>
          <table:table-cell office:value-type="float" office:value="12112.54" table:style-name="ce14">
            <text:p>12.11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089348.34" table:style-name="ce14">
            <text:p>12.089.348<text:s/></text:p>
          </table:table-cell>
          <table:table-cell office:value-type="float" office:value="4686.6899999999996" table:style-name="ce14">
            <text:p>4.68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330.6" table:style-name="ce14">
            <text:p>8.33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5658.88" table:style-name="ce14">
            <text:p>225.65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8302088.719999999" table:style-name="ce14">
            <text:p>48.302.089<text:s/></text:p>
          </table:table-cell>
          <table:table-cell office:value-type="float" office:value="41536288.869999997" table:style-name="ce14">
            <text:p>41.536.289<text:s/></text:p>
          </table:table-cell>
          <table:table-cell office:value-type="float" office:value="20975.66" table:style-name="ce14">
            <text:p>20.976<text:s/></text:p>
          </table:table-cell>
          <table:table-cell office:value-type="float" office:value="11966.45" table:style-name="ce14">
            <text:p>11.966<text:s/></text:p>
          </table:table-cell>
          <table:table-cell office:value-type="float" office:value="11344.72" table:style-name="ce14">
            <text:p>11.345<text:s/></text:p>
          </table:table-cell>
          <table:table-cell office:value-type="float" office:value="40395184.049999997" table:style-name="ce14">
            <text:p>40.395.184<text:s/></text:p>
          </table:table-cell>
          <table:table-cell office:value-type="float" office:value="18966381.739999998" table:style-name="ce14">
            <text:p>18.966.38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9768240.65000001" table:style-name="ce14">
            <text:p>209.768.241<text:s/></text:p>
          </table:table-cell>
          <table:table-cell office:value-type="float" office:value="3081.9" table:style-name="ce14">
            <text:p>3.082<text:s/></text:p>
          </table:table-cell>
          <table:table-cell office:value-type="float" office:value="371397491.39999998" table:style-name="ce15">
            <text:p>371.397.4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7464.62" table:style-name="ce14">
            <text:p>7.465<text:s/></text:p>
          </table:table-cell>
          <table:table-cell office:value-type="float" office:value="29843.23" table:style-name="ce14">
            <text:p>29.843<text:s/></text:p>
          </table:table-cell>
          <table:table-cell office:value-type="float" office:value="5656873.7999999998" table:style-name="ce14">
            <text:p>5.656.874<text:s/></text:p>
          </table:table-cell>
          <table:table-cell office:value-type="float" office:value="1001644.25" table:style-name="ce14">
            <text:p>1.001.644<text:s/></text:p>
          </table:table-cell>
          <table:table-cell office:value-type="float" office:value="66021908.960000001" table:style-name="ce14">
            <text:p>66.021.909<text:s/></text:p>
          </table:table-cell>
          <table:table-cell office:value-type="float" office:value="17335794.629999999" table:style-name="ce14">
            <text:p>17.335.795<text:s/></text:p>
          </table:table-cell>
          <table:table-cell office:value-type="float" office:value="885457.7" table:style-name="ce14">
            <text:p>885.458<text:s/></text:p>
          </table:table-cell>
          <table:table-cell office:value-type="float" office:value="125658355.93000001" table:style-name="ce14">
            <text:p>125.658.356<text:s/></text:p>
          </table:table-cell>
          <table:table-cell office:value-type="float" office:value="50635654.170000002" table:style-name="ce14">
            <text:p>50.635.654<text:s/></text:p>
          </table:table-cell>
          <table:table-cell office:value-type="float" office:value="1303093.6399999999" table:style-name="ce14">
            <text:p>1.303.094<text:s/></text:p>
          </table:table-cell>
          <table:table-cell office:value-type="float" office:value="49859475.380000003" table:style-name="ce14">
            <text:p>49.859.475<text:s/></text:p>
          </table:table-cell>
          <table:table-cell office:value-type="float" office:value="84361.62" table:style-name="ce14">
            <text:p>84.362<text:s/></text:p>
          </table:table-cell>
          <table:table-cell office:value-type="float" office:value="2172952.33" table:style-name="ce14">
            <text:p>2.172.952<text:s/></text:p>
          </table:table-cell>
          <table:table-cell office:value-type="float" office:value="1755297.73" table:style-name="ce14">
            <text:p>1.755.298<text:s/></text:p>
          </table:table-cell>
          <table:table-cell office:value-type="float" office:value="832039.85" table:style-name="ce14">
            <text:p>832.040<text:s/></text:p>
          </table:table-cell>
          <table:table-cell office:value-type="float" office:value="44992552.68" table:style-name="ce14">
            <text:p>44.992.553<text:s/></text:p>
          </table:table-cell>
          <table:table-cell office:value-type="float" office:value="5758.8" table:style-name="ce14">
            <text:p>5.759<text:s/></text:p>
          </table:table-cell>
          <table:table-cell office:value-type="float" office:value="124656497.45999999" table:style-name="ce14">
            <text:p>124.656.497<text:s/></text:p>
          </table:table-cell>
          <table:table-cell office:value-type="float" office:value="140561091.55000001" table:style-name="ce14">
            <text:p>140.561.092<text:s/></text:p>
          </table:table-cell>
          <table:table-cell office:value-type="float" office:value="492163.61" table:style-name="ce14">
            <text:p>492.16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2141.81" table:style-name="ce14">
            <text:p>72.142<text:s/></text:p>
          </table:table-cell>
          <table:table-cell office:value-type="float" office:value="101819064.42" table:style-name="ce14">
            <text:p>101.819.064<text:s/></text:p>
          </table:table-cell>
          <table:table-cell office:value-type="float" office:value="174207574.30000001" table:style-name="ce14">
            <text:p>174.207.574<text:s/></text:p>
          </table:table-cell>
          <table:table-cell office:value-type="float" office:value="370629.82" table:style-name="ce14">
            <text:p>370.630<text:s/></text:p>
          </table:table-cell>
          <table:table-cell office:value-type="float" office:value="624606504.57000005" table:style-name="ce14">
            <text:p>624.606.50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35024196.8600001" table:style-name="ce15">
            <text:p>1.535.024.1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20161.190000000002" table:style-name="ce14">
            <text:p>20.161<text:s/></text:p>
          </table:table-cell>
          <table:table-cell office:value-type="float" office:value="1825217.23" table:style-name="ce14">
            <text:p>1.825.217<text:s/></text:p>
          </table:table-cell>
          <table:table-cell office:value-type="float" office:value="3255537.1399999997" table:style-name="ce14">
            <text:p>3.255.537<text:s/></text:p>
          </table:table-cell>
          <table:table-cell office:value-type="float" office:value="155925.22" table:style-name="ce14">
            <text:p>155.925<text:s/></text:p>
          </table:table-cell>
          <table:table-cell office:value-type="float" office:value="60457944.870000005" table:style-name="ce14">
            <text:p>60.457.945<text:s/></text:p>
          </table:table-cell>
          <table:table-cell office:value-type="float" office:value="9483729.1499999985" table:style-name="ce14">
            <text:p>9.483.729<text:s/></text:p>
          </table:table-cell>
          <table:table-cell office:value-type="float" office:value="3241604.16" table:style-name="ce14">
            <text:p>3.241.604<text:s/></text:p>
          </table:table-cell>
          <table:table-cell office:value-type="float" office:value="25692153.920000002" table:style-name="ce14">
            <text:p>25.692.154<text:s/></text:p>
          </table:table-cell>
          <table:table-cell office:value-type="float" office:value="14404085.560000001" table:style-name="ce14">
            <text:p>14.404.086<text:s/></text:p>
          </table:table-cell>
          <table:table-cell office:value-type="float" office:value="714797.08" table:style-name="ce14">
            <text:p>714.797<text:s/></text:p>
          </table:table-cell>
          <table:table-cell office:value-type="float" office:value="97099212.359999985" table:style-name="ce14">
            <text:p>97.099.212<text:s/></text:p>
          </table:table-cell>
          <table:table-cell office:value-type="float" office:value="6364264.54" table:style-name="ce14">
            <text:p>6.364.265<text:s/></text:p>
          </table:table-cell>
          <table:table-cell office:value-type="float" office:value="4021966.0500000003" table:style-name="ce14">
            <text:p>4.021.966<text:s/></text:p>
          </table:table-cell>
          <table:table-cell office:value-type="float" office:value="4206810.62" table:style-name="ce14">
            <text:p>4.206.811<text:s/></text:p>
          </table:table-cell>
          <table:table-cell office:value-type="float" office:value="2196754.75" table:style-name="ce14">
            <text:p>2.196.755<text:s/></text:p>
          </table:table-cell>
          <table:table-cell office:value-type="float" office:value="30996913.399999999" table:style-name="ce14">
            <text:p>30.996.913<text:s/></text:p>
          </table:table-cell>
          <table:table-cell office:value-type="float" office:value="1695965.6600000001" table:style-name="ce14">
            <text:p>1.695.966<text:s/></text:p>
          </table:table-cell>
          <table:table-cell office:value-type="float" office:value="95990342.600000009" table:style-name="ce14">
            <text:p>95.990.343<text:s/></text:p>
          </table:table-cell>
          <table:table-cell office:value-type="float" office:value="79249837.180000007" table:style-name="ce14">
            <text:p>79.249.837<text:s/></text:p>
          </table:table-cell>
          <table:table-cell office:value-type="float" office:value="2163825.4699999997" table:style-name="ce14">
            <text:p>2.163.825<text:s/></text:p>
          </table:table-cell>
          <table:table-cell office:value-type="float" office:value="1719920.76" table:style-name="ce14">
            <text:p>1.719.921<text:s/></text:p>
          </table:table-cell>
          <table:table-cell office:value-type="float" office:value="15880.34" table:style-name="ce14">
            <text:p>15.880<text:s/></text:p>
          </table:table-cell>
          <table:table-cell office:value-type="float" office:value="102222801.78" table:style-name="ce14">
            <text:p>102.222.802<text:s/></text:p>
          </table:table-cell>
          <table:table-cell office:value-type="float" office:value="118779646.39999999" table:style-name="ce14">
            <text:p>118.779.646<text:s/></text:p>
          </table:table-cell>
          <table:table-cell office:value-type="float" office:value="3754649.15" table:style-name="ce14">
            <text:p>3.754.649<text:s/></text:p>
          </table:table-cell>
          <table:table-cell office:value-type="float" office:value="877562835.9000001" table:style-name="ce14">
            <text:p>877.562.836<text:s/></text:p>
          </table:table-cell>
          <table:table-cell office:value-type="float" office:value="444625.37" table:style-name="ce14">
            <text:p>444.625<text:s/></text:p>
          </table:table-cell>
          <table:table-cell office:value-type="float" office:value="1547737407.8499999" table:style-name="ce15">
            <text:p>1.547.737.4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2045507.140000001" table:style-name="ce14">
            <text:p>22.045.507<text:s/></text:p>
          </table:table-cell>
          <table:table-cell office:value-type="float" office:value="71755668.010000005" table:style-name="ce14">
            <text:p>71.755.668<text:s/></text:p>
          </table:table-cell>
          <table:table-cell office:value-type="float" office:value="342942335.82999998" table:style-name="ce14">
            <text:p>342.942.336<text:s/></text:p>
          </table:table-cell>
          <table:table-cell office:value-type="float" office:value="15541786.039999999" table:style-name="ce14">
            <text:p>15.541.786<text:s/></text:p>
          </table:table-cell>
          <table:table-cell office:value-type="float" office:value="429532655.30000001" table:style-name="ce14">
            <text:p>429.532.655<text:s/></text:p>
          </table:table-cell>
          <table:table-cell office:value-type="float" office:value="351764876.81999999" table:style-name="ce14">
            <text:p>351.764.877<text:s/></text:p>
          </table:table-cell>
          <table:table-cell office:value-type="float" office:value="3144788903.1899996" table:style-name="ce14">
            <text:p>3.144.788.903<text:s/></text:p>
          </table:table-cell>
          <table:table-cell office:value-type="float" office:value="299001722.31" table:style-name="ce14">
            <text:p>299.001.722<text:s/></text:p>
          </table:table-cell>
          <table:table-cell office:value-type="float" office:value="320369226.75999999" table:style-name="ce14">
            <text:p>320.369.227<text:s/></text:p>
          </table:table-cell>
          <table:table-cell office:value-type="float" office:value="104747116.44" table:style-name="ce14">
            <text:p>104.747.116<text:s/></text:p>
          </table:table-cell>
          <table:table-cell office:value-type="float" office:value="1397867028.54" table:style-name="ce14">
            <text:p>1.397.867.029<text:s/></text:p>
          </table:table-cell>
          <table:table-cell office:value-type="float" office:value="133467325.20999999" table:style-name="ce14">
            <text:p>133.467.325<text:s/></text:p>
          </table:table-cell>
          <table:table-cell office:value-type="float" office:value="174668970.47" table:style-name="ce14">
            <text:p>174.668.970<text:s/></text:p>
          </table:table-cell>
          <table:table-cell office:value-type="float" office:value="211116450.41999999" table:style-name="ce14">
            <text:p>211.116.450<text:s/></text:p>
          </table:table-cell>
          <table:table-cell office:value-type="float" office:value="114511801.95" table:style-name="ce14">
            <text:p>114.511.802<text:s/></text:p>
          </table:table-cell>
          <table:table-cell office:value-type="float" office:value="398471522.17000002" table:style-name="ce14">
            <text:p>398.471.522<text:s/></text:p>
          </table:table-cell>
          <table:table-cell office:value-type="float" office:value="69825994.400000006" table:style-name="ce14">
            <text:p>69.825.994<text:s/></text:p>
          </table:table-cell>
          <table:table-cell office:value-type="float" office:value="1150245561.3499999" table:style-name="ce14">
            <text:p>1.150.245.561<text:s/></text:p>
          </table:table-cell>
          <table:table-cell office:value-type="float" office:value="4241313439.0799999" table:style-name="ce14">
            <text:p>4.241.313.439<text:s/></text:p>
          </table:table-cell>
          <table:table-cell office:value-type="float" office:value="117766936.38" table:style-name="ce14">
            <text:p>117.766.936<text:s/></text:p>
          </table:table-cell>
          <table:table-cell office:value-type="float" office:value="61403234.840000004" table:style-name="ce14">
            <text:p>61.403.235<text:s/></text:p>
          </table:table-cell>
          <table:table-cell office:value-type="float" office:value="17462098.309999999" table:style-name="ce14">
            <text:p>17.462.098<text:s/></text:p>
          </table:table-cell>
          <table:table-cell office:value-type="float" office:value="1240092037.97" table:style-name="ce14">
            <text:p>1.240.092.038<text:s/></text:p>
          </table:table-cell>
          <table:table-cell office:value-type="float" office:value="743184179.67999995" table:style-name="ce14">
            <text:p>743.184.180<text:s/></text:p>
          </table:table-cell>
          <table:table-cell office:value-type="float" office:value="82966639.129999995" table:style-name="ce14">
            <text:p>82.966.639<text:s/></text:p>
          </table:table-cell>
          <table:table-cell office:value-type="float" office:value="11234799630.950001" table:style-name="ce14">
            <text:p>11.234.799.631<text:s/></text:p>
          </table:table-cell>
          <table:table-cell office:value-type="float" office:value="40049435.840000004" table:style-name="ce14">
            <text:p>40.049.436<text:s/></text:p>
          </table:table-cell>
          <table:table-cell office:value-type="float" office:value="26531702084.529999" table:style-name="ce15">
            <text:p>26.531.702.0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4998996.9800000004" table:style-name="ce14">
            <text:p>4.998.997<text:s/></text:p>
          </table:table-cell>
          <table:table-cell office:value-type="float" office:value="16763311.970000001" table:style-name="ce14">
            <text:p>16.763.312<text:s/></text:p>
          </table:table-cell>
          <table:table-cell office:value-type="float" office:value="21622578.489999998" table:style-name="ce14">
            <text:p>21.622.578<text:s/></text:p>
          </table:table-cell>
          <table:table-cell office:value-type="float" office:value="5194067.05" table:style-name="ce14">
            <text:p>5.194.067<text:s/></text:p>
          </table:table-cell>
          <table:table-cell office:value-type="float" office:value="69171162.900000006" table:style-name="ce14">
            <text:p>69.171.163<text:s/></text:p>
          </table:table-cell>
          <table:table-cell office:value-type="float" office:value="40952155.759999998" table:style-name="ce14">
            <text:p>40.952.156<text:s/></text:p>
          </table:table-cell>
          <table:table-cell office:value-type="float" office:value="54206854.530000001" table:style-name="ce14">
            <text:p>54.206.855<text:s/></text:p>
          </table:table-cell>
          <table:table-cell office:value-type="float" office:value="34427876.710000001" table:style-name="ce14">
            <text:p>34.427.877<text:s/></text:p>
          </table:table-cell>
          <table:table-cell office:value-type="float" office:value="49400110.590000004" table:style-name="ce14">
            <text:p>49.400.111<text:s/></text:p>
          </table:table-cell>
          <table:table-cell office:value-type="float" office:value="23865735.23" table:style-name="ce14">
            <text:p>23.865.735<text:s/></text:p>
          </table:table-cell>
          <table:table-cell office:value-type="float" office:value="176266123.44" table:style-name="ce14">
            <text:p>176.266.123<text:s/></text:p>
          </table:table-cell>
          <table:table-cell office:value-type="float" office:value="32331427.120000001" table:style-name="ce14">
            <text:p>32.331.427<text:s/></text:p>
          </table:table-cell>
          <table:table-cell office:value-type="float" office:value="29838514.800000001" table:style-name="ce14">
            <text:p>29.838.515<text:s/></text:p>
          </table:table-cell>
          <table:table-cell office:value-type="float" office:value="33158554.359999999" table:style-name="ce14">
            <text:p>33.158.554<text:s/></text:p>
          </table:table-cell>
          <table:table-cell office:value-type="float" office:value="25097987.920000002" table:style-name="ce14">
            <text:p>25.097.988<text:s/></text:p>
          </table:table-cell>
          <table:table-cell office:value-type="float" office:value="57133028.509999998" table:style-name="ce14">
            <text:p>57.133.029<text:s/></text:p>
          </table:table-cell>
          <table:table-cell office:value-type="float" office:value="15926576.789999999" table:style-name="ce14">
            <text:p>15.926.577<text:s/></text:p>
          </table:table-cell>
          <table:table-cell office:value-type="float" office:value="119208044.45" table:style-name="ce14">
            <text:p>119.208.044<text:s/></text:p>
          </table:table-cell>
          <table:table-cell office:value-type="float" office:value="341646540.55000001" table:style-name="ce14">
            <text:p>341.646.541<text:s/></text:p>
          </table:table-cell>
          <table:table-cell office:value-type="float" office:value="21656732.199999999" table:style-name="ce14">
            <text:p>21.656.732<text:s/></text:p>
          </table:table-cell>
          <table:table-cell office:value-type="float" office:value="14982420.52" table:style-name="ce14">
            <text:p>14.982.421<text:s/></text:p>
          </table:table-cell>
          <table:table-cell office:value-type="float" office:value="3964932.35" table:style-name="ce14">
            <text:p>3.964.932<text:s/></text:p>
          </table:table-cell>
          <table:table-cell office:value-type="float" office:value="162692661.28" table:style-name="ce14">
            <text:p>162.692.661<text:s/></text:p>
          </table:table-cell>
          <table:table-cell office:value-type="float" office:value="99463995.849999994" table:style-name="ce14">
            <text:p>99.463.996<text:s/></text:p>
          </table:table-cell>
          <table:table-cell office:value-type="float" office:value="18670816.34" table:style-name="ce14">
            <text:p>18.670.816<text:s/></text:p>
          </table:table-cell>
          <table:table-cell office:value-type="float" office:value="797911480.95000005" table:style-name="ce14">
            <text:p>797.911.481<text:s/></text:p>
          </table:table-cell>
          <table:table-cell office:value-type="float" office:value="6742934.4699999997" table:style-name="ce14">
            <text:p>6.742.934<text:s/></text:p>
          </table:table-cell>
          <table:table-cell office:value-type="float" office:value="2277295622.1099997" table:style-name="ce15">
            <text:p>2.277.295.6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0650495.83" table:style-name="ce14">
            <text:p>10.650.496<text:s/></text:p>
          </table:table-cell>
          <table:table-cell office:value-type="float" office:value="30928850.530000001" table:style-name="ce14">
            <text:p>30.928.851<text:s/></text:p>
          </table:table-cell>
          <table:table-cell office:value-type="float" office:value="231726053.71000001" table:style-name="ce14">
            <text:p>231.726.054<text:s/></text:p>
          </table:table-cell>
          <table:table-cell office:value-type="float" office:value="6641399.0599999996" table:style-name="ce14">
            <text:p>6.641.399<text:s/></text:p>
          </table:table-cell>
          <table:table-cell office:value-type="float" office:value="227612967.34" table:style-name="ce14">
            <text:p>227.612.967<text:s/></text:p>
          </table:table-cell>
          <table:table-cell office:value-type="float" office:value="183855426.19" table:style-name="ce14">
            <text:p>183.855.426<text:s/></text:p>
          </table:table-cell>
          <table:table-cell office:value-type="float" office:value="499885937.90999997" table:style-name="ce14">
            <text:p>499.885.938<text:s/></text:p>
          </table:table-cell>
          <table:table-cell office:value-type="float" office:value="180751162.58000001" table:style-name="ce14">
            <text:p>180.751.163<text:s/></text:p>
          </table:table-cell>
          <table:table-cell office:value-type="float" office:value="176726768.94999999" table:style-name="ce14">
            <text:p>176.726.769<text:s/></text:p>
          </table:table-cell>
          <table:table-cell office:value-type="float" office:value="51107854.109999999" table:style-name="ce14">
            <text:p>51.107.854<text:s/></text:p>
          </table:table-cell>
          <table:table-cell office:value-type="float" office:value="706570687.01999998" table:style-name="ce14">
            <text:p>706.570.687<text:s/></text:p>
          </table:table-cell>
          <table:table-cell office:value-type="float" office:value="66769643.350000001" table:style-name="ce14">
            <text:p>66.769.643<text:s/></text:p>
          </table:table-cell>
          <table:table-cell office:value-type="float" office:value="91687574.780000001" table:style-name="ce14">
            <text:p>91.687.575<text:s/></text:p>
          </table:table-cell>
          <table:table-cell office:value-type="float" office:value="114793824.13" table:style-name="ce14">
            <text:p>114.793.824<text:s/></text:p>
          </table:table-cell>
          <table:table-cell office:value-type="float" office:value="46321181.219999999" table:style-name="ce14">
            <text:p>46.321.181<text:s/></text:p>
          </table:table-cell>
          <table:table-cell office:value-type="float" office:value="211745521.88999999" table:style-name="ce14">
            <text:p>211.745.522<text:s/></text:p>
          </table:table-cell>
          <table:table-cell office:value-type="float" office:value="35419957.939999998" table:style-name="ce14">
            <text:p>35.419.958<text:s/></text:p>
          </table:table-cell>
          <table:table-cell office:value-type="float" office:value="594916008.04999995" table:style-name="ce14">
            <text:p>594.916.008<text:s/></text:p>
          </table:table-cell>
          <table:table-cell office:value-type="float" office:value="1900939133.02" table:style-name="ce14">
            <text:p>1.900.939.133<text:s/></text:p>
          </table:table-cell>
          <table:table-cell office:value-type="float" office:value="59254239.689999998" table:style-name="ce14">
            <text:p>59.254.240<text:s/></text:p>
          </table:table-cell>
          <table:table-cell office:value-type="float" office:value="29079392.550000001" table:style-name="ce14">
            <text:p>29.079.393<text:s/></text:p>
          </table:table-cell>
          <table:table-cell office:value-type="float" office:value="7718665.46" table:style-name="ce14">
            <text:p>7.718.665<text:s/></text:p>
          </table:table-cell>
          <table:table-cell office:value-type="float" office:value="645822189.15999997" table:style-name="ce14">
            <text:p>645.822.189<text:s/></text:p>
          </table:table-cell>
          <table:table-cell office:value-type="float" office:value="441614933.04000002" table:style-name="ce14">
            <text:p>441.614.933<text:s/></text:p>
          </table:table-cell>
          <table:table-cell office:value-type="float" office:value="31873816.32" table:style-name="ce14">
            <text:p>31.873.816<text:s/></text:p>
          </table:table-cell>
          <table:table-cell office:value-type="float" office:value="5148668683.29" table:style-name="ce14">
            <text:p>5.148.668.683<text:s/></text:p>
          </table:table-cell>
          <table:table-cell office:value-type="float" office:value="23720459.600000001" table:style-name="ce14">
            <text:p>23.720.460<text:s/></text:p>
          </table:table-cell>
          <table:table-cell office:value-type="float" office:value="11756802826.719999" table:style-name="ce15">
            <text:p>11.756.802.8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2042.6" table:style-name="ce14">
            <text:p>2.043<text:s/></text:p>
          </table:table-cell>
          <table:table-cell office:value-type="float" office:value="32186.27" table:style-name="ce14">
            <text:p>32.186<text:s/></text:p>
          </table:table-cell>
          <table:table-cell office:value-type="float" office:value="264131.21999999997" table:style-name="ce14">
            <text:p>264.131<text:s/></text:p>
          </table:table-cell>
          <table:table-cell office:value-type="float" office:value="132.09" table:style-name="ce14">
            <text:p>132<text:s/></text:p>
          </table:table-cell>
          <table:table-cell office:value-type="float" office:value="542195.05000000005" table:style-name="ce14">
            <text:p>542.195<text:s/></text:p>
          </table:table-cell>
          <table:table-cell office:value-type="float" office:value="17782370.23" table:style-name="ce14">
            <text:p>17.782.370<text:s/></text:p>
          </table:table-cell>
          <table:table-cell office:value-type="float" office:value="34268478.289999999" table:style-name="ce14">
            <text:p>34.268.478<text:s/></text:p>
          </table:table-cell>
          <table:table-cell office:value-type="float" office:value="1511693.67" table:style-name="ce14">
            <text:p>1.511.694<text:s/></text:p>
          </table:table-cell>
          <table:table-cell office:value-type="float" office:value="464341.11" table:style-name="ce14">
            <text:p>464.341<text:s/></text:p>
          </table:table-cell>
          <table:table-cell office:value-type="float" office:value="6337.38" table:style-name="ce14">
            <text:p>6.337<text:s/></text:p>
          </table:table-cell>
          <table:table-cell office:value-type="float" office:value="17398350.84" table:style-name="ce14">
            <text:p>17.398.351<text:s/></text:p>
          </table:table-cell>
          <table:table-cell office:value-type="float" office:value="71768.06" table:style-name="ce14">
            <text:p>71.768<text:s/></text:p>
          </table:table-cell>
          <table:table-cell office:value-type="float" office:value="313342.09000000003" table:style-name="ce14">
            <text:p>313.342<text:s/></text:p>
          </table:table-cell>
          <table:table-cell office:value-type="float" office:value="19307796.52" table:style-name="ce14">
            <text:p>19.307.797<text:s/></text:p>
          </table:table-cell>
          <table:table-cell office:value-type="float" office:value="19539.77" table:style-name="ce14">
            <text:p>19.540<text:s/></text:p>
          </table:table-cell>
          <table:table-cell office:value-type="float" office:value="8749537.6099999994" table:style-name="ce14">
            <text:p>8.749.538<text:s/></text:p>
          </table:table-cell>
          <table:table-cell office:value-type="float" office:value="4063.92" table:style-name="ce14">
            <text:p>4.064<text:s/></text:p>
          </table:table-cell>
          <table:table-cell office:value-type="float" office:value="67211860.439999998" table:style-name="ce14">
            <text:p>67.211.860<text:s/></text:p>
          </table:table-cell>
          <table:table-cell office:value-type="float" office:value="206234656.91" table:style-name="ce14">
            <text:p>206.234.657<text:s/></text:p>
          </table:table-cell>
          <table:table-cell office:value-type="float" office:value="217025.95" table:style-name="ce14">
            <text:p>217.026<text:s/></text:p>
          </table:table-cell>
          <table:table-cell office:value-type="float" office:value="68355.740000000005" table:style-name="ce14">
            <text:p>68.356<text:s/></text:p>
          </table:table-cell>
          <table:table-cell office:value-type="float" office:value="106.42" table:style-name="ce14">
            <text:p>106<text:s/></text:p>
          </table:table-cell>
          <table:table-cell office:value-type="float" office:value="31812862.59" table:style-name="ce14">
            <text:p>31.812.863<text:s/></text:p>
          </table:table-cell>
          <table:table-cell office:value-type="float" office:value="1643067.14" table:style-name="ce14">
            <text:p>1.643.067<text:s/></text:p>
          </table:table-cell>
          <table:table-cell office:value-type="float" office:value="1527524.42" table:style-name="ce14">
            <text:p>1.527.524<text:s/></text:p>
          </table:table-cell>
          <table:table-cell office:value-type="float" office:value="687575105.09000003" table:style-name="ce14">
            <text:p>687.575.105<text:s/></text:p>
          </table:table-cell>
          <table:table-cell office:value-type="float" office:value="851.19" table:style-name="ce14">
            <text:p>851<text:s/></text:p>
          </table:table-cell>
          <table:table-cell office:value-type="float" office:value="1097029722.6100001" table:style-name="ce15">
            <text:p>1.097.029.7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0648453.23" table:style-name="ce14">
            <text:p>10.648.453<text:s/></text:p>
          </table:table-cell>
          <table:table-cell office:value-type="float" office:value="30896664.259999998" table:style-name="ce14">
            <text:p>30.896.664<text:s/></text:p>
          </table:table-cell>
          <table:table-cell office:value-type="float" office:value="231461922.49000001" table:style-name="ce14">
            <text:p>231.461.922<text:s/></text:p>
          </table:table-cell>
          <table:table-cell office:value-type="float" office:value="6641266.9699999997" table:style-name="ce14">
            <text:p>6.641.267<text:s/></text:p>
          </table:table-cell>
          <table:table-cell office:value-type="float" office:value="227070772.29000002" table:style-name="ce14">
            <text:p>227.070.772<text:s/></text:p>
          </table:table-cell>
          <table:table-cell office:value-type="float" office:value="166073055.96000001" table:style-name="ce14">
            <text:p>166.073.056<text:s/></text:p>
          </table:table-cell>
          <table:table-cell office:value-type="float" office:value="465617459.62000006" table:style-name="ce14">
            <text:p>465.617.460<text:s/></text:p>
          </table:table-cell>
          <table:table-cell office:value-type="float" office:value="179239468.91" table:style-name="ce14">
            <text:p>179.239.469<text:s/></text:p>
          </table:table-cell>
          <table:table-cell office:value-type="float" office:value="176262427.84" table:style-name="ce14">
            <text:p>176.262.428<text:s/></text:p>
          </table:table-cell>
          <table:table-cell office:value-type="float" office:value="51101516.730000004" table:style-name="ce14">
            <text:p>51.101.517<text:s/></text:p>
          </table:table-cell>
          <table:table-cell office:value-type="float" office:value="689172336.18000007" table:style-name="ce14">
            <text:p>689.172.336<text:s/></text:p>
          </table:table-cell>
          <table:table-cell office:value-type="float" office:value="66697875.290000007" table:style-name="ce14">
            <text:p>66.697.875<text:s/></text:p>
          </table:table-cell>
          <table:table-cell office:value-type="float" office:value="91374232.689999983" table:style-name="ce14">
            <text:p>91.374.233<text:s/></text:p>
          </table:table-cell>
          <table:table-cell office:value-type="float" office:value="95486027.609999999" table:style-name="ce14">
            <text:p>95.486.028<text:s/></text:p>
          </table:table-cell>
          <table:table-cell office:value-type="float" office:value="46301641.450000003" table:style-name="ce14">
            <text:p>46.301.641<text:s/></text:p>
          </table:table-cell>
          <table:table-cell office:value-type="float" office:value="202995984.28000003" table:style-name="ce14">
            <text:p>202.995.984<text:s/></text:p>
          </table:table-cell>
          <table:table-cell office:value-type="float" office:value="35415894.019999996" table:style-name="ce14">
            <text:p>35.415.894<text:s/></text:p>
          </table:table-cell>
          <table:table-cell office:value-type="float" office:value="527704147.60999995" table:style-name="ce14">
            <text:p>527.704.148<text:s/></text:p>
          </table:table-cell>
          <table:table-cell office:value-type="float" office:value="1694704476.1100001" table:style-name="ce14">
            <text:p>1.694.704.476<text:s/></text:p>
          </table:table-cell>
          <table:table-cell office:value-type="float" office:value="59037213.740000002" table:style-name="ce14">
            <text:p>59.037.214<text:s/></text:p>
          </table:table-cell>
          <table:table-cell office:value-type="float" office:value="29011036.809999999" table:style-name="ce14">
            <text:p>29.011.037<text:s/></text:p>
          </table:table-cell>
          <table:table-cell office:value-type="float" office:value="7718559.04" table:style-name="ce14">
            <text:p>7.718.559<text:s/></text:p>
          </table:table-cell>
          <table:table-cell office:value-type="float" office:value="614009326.57000005" table:style-name="ce14">
            <text:p>614.009.327<text:s/></text:p>
          </table:table-cell>
          <table:table-cell office:value-type="float" office:value="439971865.89999998" table:style-name="ce14">
            <text:p>439.971.866<text:s/></text:p>
          </table:table-cell>
          <table:table-cell office:value-type="float" office:value="30346291.900000002" table:style-name="ce14">
            <text:p>30.346.292<text:s/></text:p>
          </table:table-cell>
          <table:table-cell office:value-type="float" office:value="4461093578.1999998" table:style-name="ce14">
            <text:p>4.461.093.578<text:s/></text:p>
          </table:table-cell>
          <table:table-cell office:value-type="float" office:value="23719608.410000004" table:style-name="ce14">
            <text:p>23.719.608<text:s/></text:p>
          </table:table-cell>
          <table:table-cell office:value-type="float" office:value="10659773104.110001" table:style-name="ce15">
            <text:p>10.659.773.1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396014.3300000001" table:style-name="ce14">
            <text:p>6.396.014<text:s/></text:p>
          </table:table-cell>
          <table:table-cell office:value-type="float" office:value="24063505.510000002" table:style-name="ce14">
            <text:p>24.063.506<text:s/></text:p>
          </table:table-cell>
          <table:table-cell office:value-type="float" office:value="89593703.629999995" table:style-name="ce14">
            <text:p>89.593.704<text:s/></text:p>
          </table:table-cell>
          <table:table-cell office:value-type="float" office:value="3706319.93" table:style-name="ce14">
            <text:p>3.706.320<text:s/></text:p>
          </table:table-cell>
          <table:table-cell office:value-type="float" office:value="132748525.06" table:style-name="ce14">
            <text:p>132.748.525<text:s/></text:p>
          </table:table-cell>
          <table:table-cell office:value-type="float" office:value="126957294.87" table:style-name="ce14">
            <text:p>126.957.295<text:s/></text:p>
          </table:table-cell>
          <table:table-cell office:value-type="float" office:value="2590696110.75" table:style-name="ce14">
            <text:p>2.590.696.111<text:s/></text:p>
          </table:table-cell>
          <table:table-cell office:value-type="float" office:value="83822683.019999996" table:style-name="ce14">
            <text:p>83.822.683<text:s/></text:p>
          </table:table-cell>
          <table:table-cell office:value-type="float" office:value="94242347.219999999" table:style-name="ce14">
            <text:p>94.242.347<text:s/></text:p>
          </table:table-cell>
          <table:table-cell office:value-type="float" office:value="29773527.100000001" table:style-name="ce14">
            <text:p>29.773.527<text:s/></text:p>
          </table:table-cell>
          <table:table-cell office:value-type="float" office:value="515030218.07999998" table:style-name="ce14">
            <text:p>515.030.218<text:s/></text:p>
          </table:table-cell>
          <table:table-cell office:value-type="float" office:value="34366254.740000002" table:style-name="ce14">
            <text:p>34.366.255<text:s/></text:p>
          </table:table-cell>
          <table:table-cell office:value-type="float" office:value="53142880.890000001" table:style-name="ce14">
            <text:p>53.142.881<text:s/></text:p>
          </table:table-cell>
          <table:table-cell office:value-type="float" office:value="63164071.93" table:style-name="ce14">
            <text:p>63.164.072<text:s/></text:p>
          </table:table-cell>
          <table:table-cell office:value-type="float" office:value="43092632.810000002" table:style-name="ce14">
            <text:p>43.092.633<text:s/></text:p>
          </table:table-cell>
          <table:table-cell office:value-type="float" office:value="129592971.77" table:style-name="ce14">
            <text:p>129.592.972<text:s/></text:p>
          </table:table-cell>
          <table:table-cell office:value-type="float" office:value="18479459.670000002" table:style-name="ce14">
            <text:p>18.479.460<text:s/></text:p>
          </table:table-cell>
          <table:table-cell office:value-type="float" office:value="436121508.85000002" table:style-name="ce14">
            <text:p>436.121.509<text:s/></text:p>
          </table:table-cell>
          <table:table-cell office:value-type="float" office:value="1998727765.51" table:style-name="ce14">
            <text:p>1.998.727.766<text:s/></text:p>
          </table:table-cell>
          <table:table-cell office:value-type="float" office:value="36855964.490000002" table:style-name="ce14">
            <text:p>36.855.964<text:s/></text:p>
          </table:table-cell>
          <table:table-cell office:value-type="float" office:value="17341421.77" table:style-name="ce14">
            <text:p>17.341.422<text:s/></text:p>
          </table:table-cell>
          <table:table-cell office:value-type="float" office:value="5778500.5" table:style-name="ce14">
            <text:p>5.778.501<text:s/></text:p>
          </table:table-cell>
          <table:table-cell office:value-type="float" office:value="431577187.52999997" table:style-name="ce14">
            <text:p>431.577.188<text:s/></text:p>
          </table:table-cell>
          <table:table-cell office:value-type="float" office:value="202105250.78999999" table:style-name="ce14">
            <text:p>202.105.251<text:s/></text:p>
          </table:table-cell>
          <table:table-cell office:value-type="float" office:value="32422006.469999999" table:style-name="ce14">
            <text:p>32.422.006<text:s/></text:p>
          </table:table-cell>
          <table:table-cell office:value-type="float" office:value="5288219466.71" table:style-name="ce14">
            <text:p>5.288.219.467<text:s/></text:p>
          </table:table-cell>
          <table:table-cell office:value-type="float" office:value="9586041.7699999996" table:style-name="ce14">
            <text:p>9.586.042<text:s/></text:p>
          </table:table-cell>
          <table:table-cell office:value-type="float" office:value="12497603635.700001" table:style-name="ce15">
            <text:p>12.497.603.6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5788542.29" table:style-name="ce14">
            <text:p>5.788.542<text:s/></text:p>
          </table:table-cell>
          <table:table-cell office:value-type="float" office:value="20971955.460000001" table:style-name="ce14">
            <text:p>20.971.955<text:s/></text:p>
          </table:table-cell>
          <table:table-cell office:value-type="float" office:value="59067247.75" table:style-name="ce14">
            <text:p>59.067.248<text:s/></text:p>
          </table:table-cell>
          <table:table-cell office:value-type="float" office:value="3420230.7" table:style-name="ce14">
            <text:p>3.420.231<text:s/></text:p>
          </table:table-cell>
          <table:table-cell office:value-type="float" office:value="103603673.31" table:style-name="ce14">
            <text:p>103.603.673<text:s/></text:p>
          </table:table-cell>
          <table:table-cell office:value-type="float" office:value="94016413.019999996" table:style-name="ce14">
            <text:p>94.016.413<text:s/></text:p>
          </table:table-cell>
          <table:table-cell office:value-type="float" office:value="1888220932.5999999" table:style-name="ce14">
            <text:p>1.888.220.933<text:s/></text:p>
          </table:table-cell>
          <table:table-cell office:value-type="float" office:value="61452171.039999999" table:style-name="ce14">
            <text:p>61.452.171<text:s/></text:p>
          </table:table-cell>
          <table:table-cell office:value-type="float" office:value="76812032.890000001" table:style-name="ce14">
            <text:p>76.812.033<text:s/></text:p>
          </table:table-cell>
          <table:table-cell office:value-type="float" office:value="25838566.780000001" table:style-name="ce14">
            <text:p>25.838.567<text:s/></text:p>
          </table:table-cell>
          <table:table-cell office:value-type="float" office:value="341031858.23000002" table:style-name="ce14">
            <text:p>341.031.858<text:s/></text:p>
          </table:table-cell>
          <table:table-cell office:value-type="float" office:value="28566286.579999998" table:style-name="ce14">
            <text:p>28.566.287<text:s/></text:p>
          </table:table-cell>
          <table:table-cell office:value-type="float" office:value="42948078.530000001" table:style-name="ce14">
            <text:p>42.948.079<text:s/></text:p>
          </table:table-cell>
          <table:table-cell office:value-type="float" office:value="53497040.07" table:style-name="ce14">
            <text:p>53.497.040<text:s/></text:p>
          </table:table-cell>
          <table:table-cell office:value-type="float" office:value="38672288.850000001" table:style-name="ce14">
            <text:p>38.672.289<text:s/></text:p>
          </table:table-cell>
          <table:table-cell office:value-type="float" office:value="103017824.59" table:style-name="ce14">
            <text:p>103.017.825<text:s/></text:p>
          </table:table-cell>
          <table:table-cell office:value-type="float" office:value="16397500.08" table:style-name="ce14">
            <text:p>16.397.500<text:s/></text:p>
          </table:table-cell>
          <table:table-cell office:value-type="float" office:value="244285511.52000001" table:style-name="ce14">
            <text:p>244.285.512<text:s/></text:p>
          </table:table-cell>
          <table:table-cell office:value-type="float" office:value="1065962346.36" table:style-name="ce14">
            <text:p>1.065.962.346<text:s/></text:p>
          </table:table-cell>
          <table:table-cell office:value-type="float" office:value="32349859.539999999" table:style-name="ce14">
            <text:p>32.349.860<text:s/></text:p>
          </table:table-cell>
          <table:table-cell office:value-type="float" office:value="14942182.18" table:style-name="ce14">
            <text:p>14.942.182<text:s/></text:p>
          </table:table-cell>
          <table:table-cell office:value-type="float" office:value="5512828.5800000001" table:style-name="ce14">
            <text:p>5.512.829<text:s/></text:p>
          </table:table-cell>
          <table:table-cell office:value-type="float" office:value="278917511.32999998" table:style-name="ce14">
            <text:p>278.917.511<text:s/></text:p>
          </table:table-cell>
          <table:table-cell office:value-type="float" office:value="141698203.71000001" table:style-name="ce14">
            <text:p>141.698.204<text:s/></text:p>
          </table:table-cell>
          <table:table-cell office:value-type="float" office:value="27554485.870000001" table:style-name="ce14">
            <text:p>27.554.486<text:s/></text:p>
          </table:table-cell>
          <table:table-cell office:value-type="float" office:value="2328159541.0900002" table:style-name="ce14">
            <text:p>2.328.159.541<text:s/></text:p>
          </table:table-cell>
          <table:table-cell office:value-type="float" office:value="8059341.5899999999" table:style-name="ce14">
            <text:p>8.059.342<text:s/></text:p>
          </table:table-cell>
          <table:table-cell office:value-type="float" office:value="7110764454.5400009" table:style-name="ce15">
            <text:p>7.110.764.4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71011.38" table:style-name="ce14">
            <text:p>271.011<text:s/></text:p>
          </table:table-cell>
          <table:table-cell office:value-type="float" office:value="1404046.84" table:style-name="ce14">
            <text:p>1.404.047<text:s/></text:p>
          </table:table-cell>
          <table:table-cell office:value-type="float" office:value="3154864.11" table:style-name="ce14">
            <text:p>3.154.864<text:s/></text:p>
          </table:table-cell>
          <table:table-cell office:value-type="float" office:value="73266.59" table:style-name="ce14">
            <text:p>73.267<text:s/></text:p>
          </table:table-cell>
          <table:table-cell office:value-type="float" office:value="10789002.630000001" table:style-name="ce14">
            <text:p>10.789.003<text:s/></text:p>
          </table:table-cell>
          <table:table-cell office:value-type="float" office:value="14706586.16" table:style-name="ce14">
            <text:p>14.706.586<text:s/></text:p>
          </table:table-cell>
          <table:table-cell office:value-type="float" office:value="424161798.98000002" table:style-name="ce14">
            <text:p>424.161.799<text:s/></text:p>
          </table:table-cell>
          <table:table-cell office:value-type="float" office:value="10755555.359999999" table:style-name="ce14">
            <text:p>10.755.555<text:s/></text:p>
          </table:table-cell>
          <table:table-cell office:value-type="float" office:value="7756664.0599999996" table:style-name="ce14">
            <text:p>7.756.664<text:s/></text:p>
          </table:table-cell>
          <table:table-cell office:value-type="float" office:value="975002.02" table:style-name="ce14">
            <text:p>975.002<text:s/></text:p>
          </table:table-cell>
          <table:table-cell office:value-type="float" office:value="56241392.799999997" table:style-name="ce14">
            <text:p>56.241.393<text:s/></text:p>
          </table:table-cell>
          <table:table-cell office:value-type="float" office:value="3158248.71" table:style-name="ce14">
            <text:p>3.158.249<text:s/></text:p>
          </table:table-cell>
          <table:table-cell office:value-type="float" office:value="5972739.1299999999" table:style-name="ce14">
            <text:p>5.972.739<text:s/></text:p>
          </table:table-cell>
          <table:table-cell office:value-type="float" office:value="4721222.1900000004" table:style-name="ce14">
            <text:p>4.721.222<text:s/></text:p>
          </table:table-cell>
          <table:table-cell office:value-type="float" office:value="1692871.69" table:style-name="ce14">
            <text:p>1.692.872<text:s/></text:p>
          </table:table-cell>
          <table:table-cell office:value-type="float" office:value="11957174.34" table:style-name="ce14">
            <text:p>11.957.174<text:s/></text:p>
          </table:table-cell>
          <table:table-cell office:value-type="float" office:value="570649.41" table:style-name="ce14">
            <text:p>570.649<text:s/></text:p>
          </table:table-cell>
          <table:table-cell office:value-type="float" office:value="137029216.71000001" table:style-name="ce14">
            <text:p>137.029.217<text:s/></text:p>
          </table:table-cell>
          <table:table-cell office:value-type="float" office:value="426958429.19999999" table:style-name="ce14">
            <text:p>426.958.429<text:s/></text:p>
          </table:table-cell>
          <table:table-cell office:value-type="float" office:value="2232939.54" table:style-name="ce14">
            <text:p>2.232.940<text:s/></text:p>
          </table:table-cell>
          <table:table-cell office:value-type="float" office:value="1385067.89" table:style-name="ce14">
            <text:p>1.385.068<text:s/></text:p>
          </table:table-cell>
          <table:table-cell office:value-type="float" office:value="105265.89" table:style-name="ce14">
            <text:p>105.266<text:s/></text:p>
          </table:table-cell>
          <table:table-cell office:value-type="float" office:value="81613250.569999993" table:style-name="ce14">
            <text:p>81.613.251<text:s/></text:p>
          </table:table-cell>
          <table:table-cell office:value-type="float" office:value="32186222.800000001" table:style-name="ce14">
            <text:p>32.186.223<text:s/></text:p>
          </table:table-cell>
          <table:table-cell office:value-type="float" office:value="1933265.03" table:style-name="ce14">
            <text:p>1.933.265<text:s/></text:p>
          </table:table-cell>
          <table:table-cell office:value-type="float" office:value="1557019883.8499999" table:style-name="ce14">
            <text:p>1.557.019.884<text:s/></text:p>
          </table:table-cell>
          <table:table-cell office:value-type="float" office:value="551604.9" table:style-name="ce14">
            <text:p>551.605<text:s/></text:p>
          </table:table-cell>
          <table:table-cell office:value-type="float" office:value="2799377242.7800002" table:style-name="ce15">
            <text:p>2.799.377.2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30680.080000000002" table:style-name="ce14">
            <text:p>30.680<text:s/></text:p>
          </table:table-cell>
          <table:table-cell office:value-type="float" office:value="196702" table:style-name="ce14">
            <text:p>196.702<text:s/></text:p>
          </table:table-cell>
          <table:table-cell office:value-type="float" office:value="22852321.57" table:style-name="ce14">
            <text:p>22.852.322<text:s/></text:p>
          </table:table-cell>
          <table:table-cell office:value-type="float" office:value="5729.7" table:style-name="ce14">
            <text:p>5.730<text:s/></text:p>
          </table:table-cell>
          <table:table-cell office:value-type="float" office:value="9338051.7899999991" table:style-name="ce14">
            <text:p>9.338.052<text:s/></text:p>
          </table:table-cell>
          <table:table-cell office:value-type="float" office:value="9488694.5399999991" table:style-name="ce14">
            <text:p>9.488.695<text:s/></text:p>
          </table:table-cell>
          <table:table-cell office:value-type="float" office:value="87249014.25" table:style-name="ce14">
            <text:p>87.249.014<text:s/></text:p>
          </table:table-cell>
          <table:table-cell office:value-type="float" office:value="4495952.67" table:style-name="ce14">
            <text:p>4.495.953<text:s/></text:p>
          </table:table-cell>
          <table:table-cell office:value-type="float" office:value="4257913.18" table:style-name="ce14">
            <text:p>4.257.913<text:s/></text:p>
          </table:table-cell>
          <table:table-cell office:value-type="float" office:value="220458.06" table:style-name="ce14">
            <text:p>220.458<text:s/></text:p>
          </table:table-cell>
          <table:table-cell office:value-type="float" office:value="82747422.549999997" table:style-name="ce14">
            <text:p>82.747.423<text:s/></text:p>
          </table:table-cell>
          <table:table-cell office:value-type="float" office:value="651018.27" table:style-name="ce14">
            <text:p>651.018<text:s/></text:p>
          </table:table-cell>
          <table:table-cell office:value-type="float" office:value="1471838.93" table:style-name="ce14">
            <text:p>1.471.839<text:s/></text:p>
          </table:table-cell>
          <table:table-cell office:value-type="float" office:value="1509216.05" table:style-name="ce14">
            <text:p>1.509.216<text:s/></text:p>
          </table:table-cell>
          <table:table-cell office:value-type="float" office:value="417283.95" table:style-name="ce14">
            <text:p>417.284<text:s/></text:p>
          </table:table-cell>
          <table:table-cell office:value-type="float" office:value="6196345.8300000001" table:style-name="ce14">
            <text:p>6.196.346<text:s/></text:p>
          </table:table-cell>
          <table:table-cell office:value-type="float" office:value="304108.69" table:style-name="ce14">
            <text:p>304.109<text:s/></text:p>
          </table:table-cell>
          <table:table-cell office:value-type="float" office:value="31276399.920000002" table:style-name="ce14">
            <text:p>31.276.400<text:s/></text:p>
          </table:table-cell>
          <table:table-cell office:value-type="float" office:value="412251383.94" table:style-name="ce14">
            <text:p>412.251.384<text:s/></text:p>
          </table:table-cell>
          <table:table-cell office:value-type="float" office:value="734474.66" table:style-name="ce14">
            <text:p>734.475<text:s/></text:p>
          </table:table-cell>
          <table:table-cell office:value-type="float" office:value="422204.09" table:style-name="ce14">
            <text:p>422.204<text:s/></text:p>
          </table:table-cell>
          <table:table-cell office:value-type="float" office:value="5303.51" table:style-name="ce14">
            <text:p>5.304<text:s/></text:p>
          </table:table-cell>
          <table:table-cell office:value-type="float" office:value="37439290.219999999" table:style-name="ce14">
            <text:p>37.439.290<text:s/></text:p>
          </table:table-cell>
          <table:table-cell office:value-type="float" office:value="11342111.109999999" table:style-name="ce14">
            <text:p>11.342.111<text:s/></text:p>
          </table:table-cell>
          <table:table-cell office:value-type="float" office:value="551435.66" table:style-name="ce14">
            <text:p>551.436<text:s/></text:p>
          </table:table-cell>
          <table:table-cell office:value-type="float" office:value="1026567327.14" table:style-name="ce14">
            <text:p>1.026.567.327<text:s/></text:p>
          </table:table-cell>
          <table:table-cell office:value-type="float" office:value="260630.63" table:style-name="ce14">
            <text:p>260.631<text:s/></text:p>
          </table:table-cell>
          <table:table-cell office:value-type="float" office:value="1752283312.9900002" table:style-name="ce15">
            <text:p>1.752.283.3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05780.57999999996" table:style-name="ce14">
            <text:p>305.781<text:s/></text:p>
          </table:table-cell>
          <table:table-cell office:value-type="float" office:value="1490801.21" table:style-name="ce14">
            <text:p>1.490.801<text:s/></text:p>
          </table:table-cell>
          <table:table-cell office:value-type="float" office:value="4519270.2" table:style-name="ce14">
            <text:p>4.519.270<text:s/></text:p>
          </table:table-cell>
          <table:table-cell office:value-type="float" office:value="207092.93999999997" table:style-name="ce14">
            <text:p>207.093<text:s/></text:p>
          </table:table-cell>
          <table:table-cell office:value-type="float" office:value="9017797.3300000001" table:style-name="ce14">
            <text:p>9.017.797<text:s/></text:p>
          </table:table-cell>
          <table:table-cell office:value-type="float" office:value="8745601.1500000004" table:style-name="ce14">
            <text:p>8.745.601<text:s/></text:p>
          </table:table-cell>
          <table:table-cell office:value-type="float" office:value="191064364.91999999" table:style-name="ce14">
            <text:p>191.064.365<text:s/></text:p>
          </table:table-cell>
          <table:table-cell office:value-type="float" office:value="7119003.9500000002" table:style-name="ce14">
            <text:p>7.119.004<text:s/></text:p>
          </table:table-cell>
          <table:table-cell office:value-type="float" office:value="5415737.0899999999" table:style-name="ce14">
            <text:p>5.415.737<text:s/></text:p>
          </table:table-cell>
          <table:table-cell office:value-type="float" office:value="2739500.24" table:style-name="ce14">
            <text:p>2.739.500<text:s/></text:p>
          </table:table-cell>
          <table:table-cell office:value-type="float" office:value="35009544.5" table:style-name="ce14">
            <text:p>35.009.545<text:s/></text:p>
          </table:table-cell>
          <table:table-cell office:value-type="float" office:value="1990701.18" table:style-name="ce14">
            <text:p>1.990.701<text:s/></text:p>
          </table:table-cell>
          <table:table-cell office:value-type="float" office:value="2750224.3000000003" table:style-name="ce14">
            <text:p>2.750.224<text:s/></text:p>
          </table:table-cell>
          <table:table-cell office:value-type="float" office:value="3436593.62" table:style-name="ce14">
            <text:p>3.436.594<text:s/></text:p>
          </table:table-cell>
          <table:table-cell office:value-type="float" office:value="2310188.3200000003" table:style-name="ce14">
            <text:p>2.310.188<text:s/></text:p>
          </table:table-cell>
          <table:table-cell office:value-type="float" office:value="8421627.0099999998" table:style-name="ce14">
            <text:p>8.421.627<text:s/></text:p>
          </table:table-cell>
          <table:table-cell office:value-type="float" office:value="1207201.4899999998" table:style-name="ce14">
            <text:p>1.207.201<text:s/></text:p>
          </table:table-cell>
          <table:table-cell office:value-type="float" office:value="23530380.700000003" table:style-name="ce14">
            <text:p>23.530.381<text:s/></text:p>
          </table:table-cell>
          <table:table-cell office:value-type="float" office:value="93555606.00999999" table:style-name="ce14">
            <text:p>93.555.606<text:s/></text:p>
          </table:table-cell>
          <table:table-cell office:value-type="float" office:value="1538690.75" table:style-name="ce14">
            <text:p>1.538.691<text:s/></text:p>
          </table:table-cell>
          <table:table-cell office:value-type="float" office:value="591967.61" table:style-name="ce14">
            <text:p>591.968<text:s/></text:p>
          </table:table-cell>
          <table:table-cell office:value-type="float" office:value="155102.51999999999" table:style-name="ce14">
            <text:p>155.103<text:s/></text:p>
          </table:table-cell>
          <table:table-cell office:value-type="float" office:value="33607135.409999996" table:style-name="ce14">
            <text:p>33.607.135<text:s/></text:p>
          </table:table-cell>
          <table:table-cell office:value-type="float" office:value="16878713.169999998" table:style-name="ce14">
            <text:p>16.878.713<text:s/></text:p>
          </table:table-cell>
          <table:table-cell office:value-type="float" office:value="2382819.91" table:style-name="ce14">
            <text:p>2.382.820<text:s/></text:p>
          </table:table-cell>
          <table:table-cell office:value-type="float" office:value="376472714.62999994" table:style-name="ce14">
            <text:p>376.472.715<text:s/></text:p>
          </table:table-cell>
          <table:table-cell office:value-type="float" office:value="714464.64999999991" table:style-name="ce14">
            <text:p>714.465<text:s/></text:p>
          </table:table-cell>
          <table:table-cell office:value-type="float" office:value="835178625.38999999" table:style-name="ce15">
            <text:p>835.178.6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65529.3" table:style-name="ce14">
            <text:p>65.529<text:s/></text:p>
          </table:table-cell>
          <table:table-cell office:value-type="float" office:value="172118.43" table:style-name="ce14">
            <text:p>172.118<text:s/></text:p>
          </table:table-cell>
          <table:table-cell office:value-type="float" office:value="1999105.98" table:style-name="ce14">
            <text:p>1.999.106<text:s/></text:p>
          </table:table-cell>
          <table:table-cell office:value-type="float" office:value="66212.12" table:style-name="ce14">
            <text:p>66.212<text:s/></text:p>
          </table:table-cell>
          <table:table-cell office:value-type="float" office:value="4779769.91" table:style-name="ce14">
            <text:p>4.779.770<text:s/></text:p>
          </table:table-cell>
          <table:table-cell office:value-type="float" office:value="6475684.9000000004" table:style-name="ce14">
            <text:p>6.475.685<text:s/></text:p>
          </table:table-cell>
          <table:table-cell office:value-type="float" office:value="713355401.26999998" table:style-name="ce14">
            <text:p>713.355.401<text:s/></text:p>
          </table:table-cell>
          <table:table-cell office:value-type="float" office:value="10668958.57" table:style-name="ce14">
            <text:p>10.668.959<text:s/></text:p>
          </table:table-cell>
          <table:table-cell office:value-type="float" office:value="3084244.42" table:style-name="ce14">
            <text:p>3.084.244<text:s/></text:p>
          </table:table-cell>
          <table:table-cell office:value-type="float" office:value="408238.41" table:style-name="ce14">
            <text:p>408.238<text:s/></text:p>
          </table:table-cell>
          <table:table-cell office:value-type="float" office:value="63169289.100000001" table:style-name="ce14">
            <text:p>63.169.289<text:s/></text:p>
          </table:table-cell>
          <table:table-cell office:value-type="float" office:value="1442717.7" table:style-name="ce14">
            <text:p>1.442.718<text:s/></text:p>
          </table:table-cell>
          <table:table-cell office:value-type="float" office:value="5780016.8600000003" table:style-name="ce14">
            <text:p>5.780.017<text:s/></text:p>
          </table:table-cell>
          <table:table-cell office:value-type="float" office:value="12050889.390000001" table:style-name="ce14">
            <text:p>12.050.889<text:s/></text:p>
          </table:table-cell>
          <table:table-cell office:value-type="float" office:value="530369.81000000006" table:style-name="ce14">
            <text:p>530.370<text:s/></text:p>
          </table:table-cell>
          <table:table-cell office:value-type="float" office:value="9167793.5299999993" table:style-name="ce14">
            <text:p>9.167.794<text:s/></text:p>
          </table:table-cell>
          <table:table-cell office:value-type="float" office:value="77810.77" table:style-name="ce14">
            <text:p>77.811<text:s/></text:p>
          </table:table-cell>
          <table:table-cell office:value-type="float" office:value="147818090.15000001" table:style-name="ce14">
            <text:p>147.818.090<text:s/></text:p>
          </table:table-cell>
          <table:table-cell office:value-type="float" office:value="111424271.59999999" table:style-name="ce14">
            <text:p>111.424.272<text:s/></text:p>
          </table:table-cell>
          <table:table-cell office:value-type="float" office:value="697544.65" table:style-name="ce14">
            <text:p>697.545<text:s/></text:p>
          </table:table-cell>
          <table:table-cell office:value-type="float" office:value="1748830.73" table:style-name="ce14">
            <text:p>1.748.831<text:s/></text:p>
          </table:table-cell>
          <table:table-cell office:value-type="float" office:value="9883.0300000000007" table:style-name="ce14">
            <text:p>9.883<text:s/></text:p>
          </table:table-cell>
          <table:table-cell office:value-type="float" office:value="57554349.869999997" table:style-name="ce14">
            <text:p>57.554.350<text:s/></text:p>
          </table:table-cell>
          <table:table-cell office:value-type="float" office:value="11543818.15" table:style-name="ce14">
            <text:p>11.543.818<text:s/></text:p>
          </table:table-cell>
          <table:table-cell office:value-type="float" office:value="3183625.62" table:style-name="ce14">
            <text:p>3.183.626<text:s/></text:p>
          </table:table-cell>
          <table:table-cell office:value-type="float" office:value="1779254945.8199999" table:style-name="ce14">
            <text:p>1.779.254.946<text:s/></text:p>
          </table:table-cell>
          <table:table-cell office:value-type="float" office:value="123957.95" table:style-name="ce14">
            <text:p>123.958<text:s/></text:p>
          </table:table-cell>
          <table:table-cell office:value-type="float" office:value="2946653468.0399995" table:style-name="ce15">
            <text:p>2.946.653.4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5074.879999999997" table:style-name="ce14">
            <text:p>35.075<text:s/></text:p>
          </table:table-cell>
          <table:table-cell office:value-type="float" office:value="63124.61" table:style-name="ce14">
            <text:p>63.125<text:s/></text:p>
          </table:table-cell>
          <table:table-cell office:value-type="float" office:value="76880.69" table:style-name="ce14">
            <text:p>76.881<text:s/></text:p>
          </table:table-cell>
          <table:table-cell office:value-type="float" office:value="40062.29" table:style-name="ce14">
            <text:p>40.062<text:s/></text:p>
          </table:table-cell>
          <table:table-cell office:value-type="float" office:value="1096161.93" table:style-name="ce14">
            <text:p>1.096.162<text:s/></text:p>
          </table:table-cell>
          <table:table-cell office:value-type="float" office:value="148473.76" table:style-name="ce14">
            <text:p>148.474<text:s/></text:p>
          </table:table-cell>
          <table:table-cell office:value-type="float" office:value="49474.38" table:style-name="ce14">
            <text:p>49.474<text:s/></text:p>
          </table:table-cell>
          <table:table-cell office:value-type="float" office:value="98193.04" table:style-name="ce14">
            <text:p>98.193<text:s/></text:p>
          </table:table-cell>
          <table:table-cell office:value-type="float" office:value="853101.18" table:style-name="ce14">
            <text:p>853.101<text:s/></text:p>
          </table:table-cell>
          <table:table-cell office:value-type="float" office:value="121744.74" table:style-name="ce14">
            <text:p>121.745<text:s/></text:p>
          </table:table-cell>
          <table:table-cell office:value-type="float" office:value="2097912.69" table:style-name="ce14">
            <text:p>2.097.913<text:s/></text:p>
          </table:table-cell>
          <table:table-cell office:value-type="float" office:value="4569598.45" table:style-name="ce14">
            <text:p>4.569.598<text:s/></text:p>
          </table:table-cell>
          <table:table-cell office:value-type="float" office:value="2701009.99" table:style-name="ce14">
            <text:p>2.701.010<text:s/></text:p>
          </table:table-cell>
          <table:table-cell office:value-type="float" office:value="4507608.0999999996" table:style-name="ce14">
            <text:p>4.507.608<text:s/></text:p>
          </table:table-cell>
          <table:table-cell office:value-type="float" office:value="65658.31" table:style-name="ce14">
            <text:p>65.658<text:s/></text:p>
          </table:table-cell>
          <table:table-cell office:value-type="float" office:value="209319.91" table:style-name="ce14">
            <text:p>209.320<text:s/></text:p>
          </table:table-cell>
          <table:table-cell office:value-type="float" office:value="542936.31999999995" table:style-name="ce14">
            <text:p>542.936<text:s/></text:p>
          </table:table-cell>
          <table:table-cell office:value-type="float" office:value="1050329.3700000001" table:style-name="ce14">
            <text:p>1.050.329<text:s/></text:p>
          </table:table-cell>
          <table:table-cell office:value-type="float" office:value="282848.32" table:style-name="ce14">
            <text:p>282.848<text:s/></text:p>
          </table:table-cell>
          <table:table-cell office:value-type="float" office:value="146651.51999999999" table:style-name="ce14">
            <text:p>146.652<text:s/></text:p>
          </table:table-cell>
          <table:table-cell office:value-type="float" office:value="69370.679999999993" table:style-name="ce14">
            <text:p>69.371<text:s/></text:p>
          </table:table-cell>
          <table:table-cell office:value-type="float" office:value="55595.4" table:style-name="ce14">
            <text:p>55.595<text:s/></text:p>
          </table:table-cell>
          <table:table-cell office:value-type="float" office:value="1222920.33" table:style-name="ce14">
            <text:p>1.222.920<text:s/></text:p>
          </table:table-cell>
          <table:table-cell office:value-type="float" office:value="3109418.31" table:style-name="ce14">
            <text:p>3.109.418<text:s/></text:p>
          </table:table-cell>
          <table:table-cell office:value-type="float" office:value="29586.06" table:style-name="ce14">
            <text:p>29.586<text:s/></text:p>
          </table:table-cell>
          <table:table-cell office:value-type="float" office:value="2001511.46" table:style-name="ce14">
            <text:p>2.001.511<text:s/></text:p>
          </table:table-cell>
          <table:table-cell office:value-type="float" office:value="161992.03" table:style-name="ce14">
            <text:p>161.992<text:s/></text:p>
          </table:table-cell>
          <table:table-cell office:value-type="float" office:value="25406558.75" table:style-name="ce15">
            <text:p>25.406.5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604040.52" table:style-name="ce14">
            <text:p>10.604.041<text:s/></text:p>
          </table:table-cell>
          <table:table-cell office:value-type="float" office:value="39337394.299999997" table:style-name="ce14">
            <text:p>39.337.394<text:s/></text:p>
          </table:table-cell>
          <table:table-cell office:value-type="float" office:value="275541306.88999999" table:style-name="ce14">
            <text:p>275.541.307<text:s/></text:p>
          </table:table-cell>
          <table:table-cell office:value-type="float" office:value="6562618.6299999999" table:style-name="ce14">
            <text:p>6.562.619<text:s/></text:p>
          </table:table-cell>
          <table:table-cell office:value-type="float" office:value="374240481.81" table:style-name="ce14">
            <text:p>374.240.482<text:s/></text:p>
          </table:table-cell>
          <table:table-cell office:value-type="float" office:value="228160855.34999999" table:style-name="ce14">
            <text:p>228.160.855<text:s/></text:p>
          </table:table-cell>
          <table:table-cell office:value-type="float" office:value="730017814.49000001" table:style-name="ce14">
            <text:p>730.017.814<text:s/></text:p>
          </table:table-cell>
          <table:table-cell office:value-type="float" office:value="305414268.54000002" table:style-name="ce14">
            <text:p>305.414.269<text:s/></text:p>
          </table:table-cell>
          <table:table-cell office:value-type="float" office:value="237622320.27000001" table:style-name="ce14">
            <text:p>237.622.320<text:s/></text:p>
          </table:table-cell>
          <table:table-cell office:value-type="float" office:value="181397616.05000001" table:style-name="ce14">
            <text:p>181.397.616<text:s/></text:p>
          </table:table-cell>
          <table:table-cell office:value-type="float" office:value="815228487.44000006" table:style-name="ce14">
            <text:p>815.228.487<text:s/></text:p>
          </table:table-cell>
          <table:table-cell office:value-type="float" office:value="63508777.420000002" table:style-name="ce14">
            <text:p>63.508.777<text:s/></text:p>
          </table:table-cell>
          <table:table-cell office:value-type="float" office:value="91228223.900000006" table:style-name="ce14">
            <text:p>91.228.224<text:s/></text:p>
          </table:table-cell>
          <table:table-cell office:value-type="float" office:value="123063210.14" table:style-name="ce14">
            <text:p>123.063.210<text:s/></text:p>
          </table:table-cell>
          <table:table-cell office:value-type="float" office:value="59005782.240000002" table:style-name="ce14">
            <text:p>59.005.782<text:s/></text:p>
          </table:table-cell>
          <table:table-cell office:value-type="float" office:value="319538682.72000003" table:style-name="ce14">
            <text:p>319.538.683<text:s/></text:p>
          </table:table-cell>
          <table:table-cell office:value-type="float" office:value="29436528.210000001" table:style-name="ce14">
            <text:p>29.436.528<text:s/></text:p>
          </table:table-cell>
          <table:table-cell office:value-type="float" office:value="924667932.99000001" table:style-name="ce14">
            <text:p>924.667.933<text:s/></text:p>
          </table:table-cell>
          <table:table-cell office:value-type="float" office:value="3273518496.04" table:style-name="ce14">
            <text:p>3.273.518.496<text:s/></text:p>
          </table:table-cell>
          <table:table-cell office:value-type="float" office:value="63053099.020000003" table:style-name="ce14">
            <text:p>63.053.099<text:s/></text:p>
          </table:table-cell>
          <table:table-cell office:value-type="float" office:value="29706537.52" table:style-name="ce14">
            <text:p>29.706.538<text:s/></text:p>
          </table:table-cell>
          <table:table-cell office:value-type="float" office:value="6923500.79" table:style-name="ce14">
            <text:p>6.923.501<text:s/></text:p>
          </table:table-cell>
          <table:table-cell office:value-type="float" office:value="763425249.99000001" table:style-name="ce14">
            <text:p>763.425.250<text:s/></text:p>
          </table:table-cell>
          <table:table-cell office:value-type="float" office:value="780809803.84000003" table:style-name="ce14">
            <text:p>780.809.804<text:s/></text:p>
          </table:table-cell>
          <table:table-cell office:value-type="float" office:value="44658790.640000001" table:style-name="ce14">
            <text:p>44.658.791<text:s/></text:p>
          </table:table-cell>
          <table:table-cell office:value-type="float" office:value="6987129828.6599998" table:style-name="ce14">
            <text:p>6.987.129.829<text:s/></text:p>
          </table:table-cell>
          <table:table-cell office:value-type="float" office:value="26082391.390000001" table:style-name="ce14">
            <text:p>26.082.391<text:s/></text:p>
          </table:table-cell>
          <table:table-cell office:value-type="float" office:value="16789884039.799999" table:style-name="ce15">
            <text:p>16.789.884.0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78.29" table:style-name="ce14">
            <text:p>478<text:s/></text:p>
          </table:table-cell>
          <table:table-cell office:value-type="float" office:value="76200.67" table:style-name="ce14">
            <text:p>76.201<text:s/></text:p>
          </table:table-cell>
          <table:table-cell office:value-type="float" office:value="144688.34" table:style-name="ce14">
            <text:p>144.688<text:s/></text:p>
          </table:table-cell>
          <table:table-cell office:value-type="float" office:value="22635.26" table:style-name="ce14">
            <text:p>22.635<text:s/></text:p>
          </table:table-cell>
          <table:table-cell office:value-type="float" office:value="1698370.5" table:style-name="ce14">
            <text:p>1.698.371<text:s/></text:p>
          </table:table-cell>
          <table:table-cell office:value-type="float" office:value="17498326" table:style-name="ce14">
            <text:p>17.498.326<text:s/></text:p>
          </table:table-cell>
          <table:table-cell office:value-type="float" office:value="384232571.86000001" table:style-name="ce14">
            <text:p>384.232.572<text:s/></text:p>
          </table:table-cell>
          <table:table-cell office:value-type="float" office:value="6001147.9000000004" table:style-name="ce14">
            <text:p>6.001.148<text:s/></text:p>
          </table:table-cell>
          <table:table-cell office:value-type="float" office:value="551916.05000000005" table:style-name="ce14">
            <text:p>551.916<text:s/></text:p>
          </table:table-cell>
          <table:table-cell office:value-type="float" office:value="33963.17" table:style-name="ce14">
            <text:p>33.963<text:s/></text:p>
          </table:table-cell>
          <table:table-cell office:value-type="float" office:value="23300146.059999999" table:style-name="ce14">
            <text:p>23.300.146<text:s/></text:p>
          </table:table-cell>
          <table:table-cell office:value-type="float" office:value="17456.39" table:style-name="ce14">
            <text:p>17.456<text:s/></text:p>
          </table:table-cell>
          <table:table-cell office:value-type="float" office:value="163803.21" table:style-name="ce14">
            <text:p>163.803<text:s/></text:p>
          </table:table-cell>
          <table:table-cell office:value-type="float" office:value="14945179.289999999" table:style-name="ce14">
            <text:p>14.945.179<text:s/></text:p>
          </table:table-cell>
          <table:table-cell office:value-type="float" office:value="29959.14" table:style-name="ce14">
            <text:p>29.959<text:s/></text:p>
          </table:table-cell>
          <table:table-cell office:value-type="float" office:value="9387644.5899999999" table:style-name="ce14">
            <text:p>9.387.645<text:s/></text:p>
          </table:table-cell>
          <table:table-cell office:value-type="float" office:value="32730.28" table:style-name="ce14">
            <text:p>32.730<text:s/></text:p>
          </table:table-cell>
          <table:table-cell office:value-type="float" office:value="67418762.219999999" table:style-name="ce14">
            <text:p>67.418.762<text:s/></text:p>
          </table:table-cell>
          <table:table-cell office:value-type="float" office:value="149198653.59999999" table:style-name="ce14">
            <text:p>149.198.654<text:s/></text:p>
          </table:table-cell>
          <table:table-cell office:value-type="float" office:value="161276.85999999999" table:style-name="ce14">
            <text:p>161.277<text:s/></text:p>
          </table:table-cell>
          <table:table-cell office:value-type="float" office:value="22701.71" table:style-name="ce14">
            <text:p>22.702<text:s/></text:p>
          </table:table-cell>
          <table:table-cell office:value-type="float" office:value="10203.93" table:style-name="ce14">
            <text:p>10.204<text:s/></text:p>
          </table:table-cell>
          <table:table-cell office:value-type="float" office:value="31733421.239999998" table:style-name="ce14">
            <text:p>31.733.421<text:s/></text:p>
          </table:table-cell>
          <table:table-cell office:value-type="float" office:value="1372111.71" table:style-name="ce14">
            <text:p>1.372.112<text:s/></text:p>
          </table:table-cell>
          <table:table-cell office:value-type="float" office:value="1419142.5" table:style-name="ce14">
            <text:p>1.419.143<text:s/></text:p>
          </table:table-cell>
          <table:table-cell office:value-type="float" office:value="1126918509.53" table:style-name="ce14">
            <text:p>1.126.918.510<text:s/></text:p>
          </table:table-cell>
          <table:table-cell office:value-type="float" office:value="20037.580000000002" table:style-name="ce14">
            <text:p>20.038<text:s/></text:p>
          </table:table-cell>
          <table:table-cell office:value-type="float" office:value="1836412037.8799999" table:style-name="ce15">
            <text:p>1.836.412.0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603562.23" table:style-name="ce14">
            <text:p>10.603.562<text:s/></text:p>
          </table:table-cell>
          <table:table-cell office:value-type="float" office:value="39261193.629999995" table:style-name="ce14">
            <text:p>39.261.194<text:s/></text:p>
          </table:table-cell>
          <table:table-cell office:value-type="float" office:value="275396618.55000001" table:style-name="ce14">
            <text:p>275.396.619<text:s/></text:p>
          </table:table-cell>
          <table:table-cell office:value-type="float" office:value="6539983.370000001" table:style-name="ce14">
            <text:p>6.539.983<text:s/></text:p>
          </table:table-cell>
          <table:table-cell office:value-type="float" office:value="372542111.30999994" table:style-name="ce14">
            <text:p>372.542.111<text:s/></text:p>
          </table:table-cell>
          <table:table-cell office:value-type="float" office:value="210662529.35000002" table:style-name="ce14">
            <text:p>210.662.529<text:s/></text:p>
          </table:table-cell>
          <table:table-cell office:value-type="float" office:value="345785242.63" table:style-name="ce14">
            <text:p>345.785.243<text:s/></text:p>
          </table:table-cell>
          <table:table-cell office:value-type="float" office:value="299413120.63999999" table:style-name="ce14">
            <text:p>299.413.121<text:s/></text:p>
          </table:table-cell>
          <table:table-cell office:value-type="float" office:value="237070404.22" table:style-name="ce14">
            <text:p>237.070.404<text:s/></text:p>
          </table:table-cell>
          <table:table-cell office:value-type="float" office:value="181363652.88000003" table:style-name="ce14">
            <text:p>181.363.653<text:s/></text:p>
          </table:table-cell>
          <table:table-cell office:value-type="float" office:value="791928341.38" table:style-name="ce14">
            <text:p>791.928.341<text:s/></text:p>
          </table:table-cell>
          <table:table-cell office:value-type="float" office:value="63491321.030000001" table:style-name="ce14">
            <text:p>63.491.321<text:s/></text:p>
          </table:table-cell>
          <table:table-cell office:value-type="float" office:value="91064420.690000013" table:style-name="ce14">
            <text:p>91.064.421<text:s/></text:p>
          </table:table-cell>
          <table:table-cell office:value-type="float" office:value="108118030.85000001" table:style-name="ce14">
            <text:p>108.118.031<text:s/></text:p>
          </table:table-cell>
          <table:table-cell office:value-type="float" office:value="58975823.100000001" table:style-name="ce14">
            <text:p>58.975.823<text:s/></text:p>
          </table:table-cell>
          <table:table-cell office:value-type="float" office:value="310151038.13" table:style-name="ce14">
            <text:p>310.151.038<text:s/></text:p>
          </table:table-cell>
          <table:table-cell office:value-type="float" office:value="29403797.93" table:style-name="ce14">
            <text:p>29.403.798<text:s/></text:p>
          </table:table-cell>
          <table:table-cell office:value-type="float" office:value="857249170.76999998" table:style-name="ce14">
            <text:p>857.249.171<text:s/></text:p>
          </table:table-cell>
          <table:table-cell office:value-type="float" office:value="3124319842.4399996" table:style-name="ce14">
            <text:p>3.124.319.842<text:s/></text:p>
          </table:table-cell>
          <table:table-cell office:value-type="float" office:value="62891822.159999996" table:style-name="ce14">
            <text:p>62.891.822<text:s/></text:p>
          </table:table-cell>
          <table:table-cell office:value-type="float" office:value="29683835.810000002" table:style-name="ce14">
            <text:p>29.683.836<text:s/></text:p>
          </table:table-cell>
          <table:table-cell office:value-type="float" office:value="6913296.8599999994" table:style-name="ce14">
            <text:p>6.913.297<text:s/></text:p>
          </table:table-cell>
          <table:table-cell office:value-type="float" office:value="731691828.75" table:style-name="ce14">
            <text:p>731.691.829<text:s/></text:p>
          </table:table-cell>
          <table:table-cell office:value-type="float" office:value="779437692.12999988" table:style-name="ce14">
            <text:p>779.437.692<text:s/></text:p>
          </table:table-cell>
          <table:table-cell office:value-type="float" office:value="43239648.140000001" table:style-name="ce14">
            <text:p>43.239.648<text:s/></text:p>
          </table:table-cell>
          <table:table-cell office:value-type="float" office:value="5860211319.1300001" table:style-name="ce14">
            <text:p>5.860.211.319<text:s/></text:p>
          </table:table-cell>
          <table:table-cell office:value-type="float" office:value="26062353.809999999" table:style-name="ce14">
            <text:p>26.062.354<text:s/></text:p>
          </table:table-cell>
          <table:table-cell office:value-type="float" office:value="14953472001.919996" table:style-name="ce15">
            <text:p>14.953.472.0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2966800.09" table:style-name="ce14">
            <text:p>2.966.800<text:s/></text:p>
          </table:table-cell>
          <table:table-cell office:value-type="float" office:value="13999695.529999999" table:style-name="ce14">
            <text:p>13.999.696<text:s/></text:p>
          </table:table-cell>
          <table:table-cell office:value-type="float" office:value="72766752.569999993" table:style-name="ce14">
            <text:p>72.766.753<text:s/></text:p>
          </table:table-cell>
          <table:table-cell office:value-type="float" office:value="2855215.97" table:style-name="ce14">
            <text:p>2.855.216<text:s/></text:p>
          </table:table-cell>
          <table:table-cell office:value-type="float" office:value="110282186.06" table:style-name="ce14">
            <text:p>110.282.186<text:s/></text:p>
          </table:table-cell>
          <table:table-cell office:value-type="float" office:value="65140456.549999997" table:style-name="ce14">
            <text:p>65.140.457<text:s/></text:p>
          </table:table-cell>
          <table:table-cell office:value-type="float" office:value="283978624.13" table:style-name="ce14">
            <text:p>283.978.624<text:s/></text:p>
          </table:table-cell>
          <table:table-cell office:value-type="float" office:value="84259699.340000004" table:style-name="ce14">
            <text:p>84.259.699<text:s/></text:p>
          </table:table-cell>
          <table:table-cell office:value-type="float" office:value="79281692.400000006" table:style-name="ce14">
            <text:p>79.281.692<text:s/></text:p>
          </table:table-cell>
          <table:table-cell office:value-type="float" office:value="49836447.530000001" table:style-name="ce14">
            <text:p>49.836.448<text:s/></text:p>
          </table:table-cell>
          <table:table-cell office:value-type="float" office:value="241123685.84999999" table:style-name="ce14">
            <text:p>241.123.686<text:s/></text:p>
          </table:table-cell>
          <table:table-cell office:value-type="float" office:value="18662477.550000001" table:style-name="ce14">
            <text:p>18.662.478<text:s/></text:p>
          </table:table-cell>
          <table:table-cell office:value-type="float" office:value="35963793.399999999" table:style-name="ce14">
            <text:p>35.963.793<text:s/></text:p>
          </table:table-cell>
          <table:table-cell office:value-type="float" office:value="41094828.479999997" table:style-name="ce14">
            <text:p>41.094.828<text:s/></text:p>
          </table:table-cell>
          <table:table-cell office:value-type="float" office:value="18938718.07" table:style-name="ce14">
            <text:p>18.938.718<text:s/></text:p>
          </table:table-cell>
          <table:table-cell office:value-type="float" office:value="92410334.459999993" table:style-name="ce14">
            <text:p>92.410.334<text:s/></text:p>
          </table:table-cell>
          <table:table-cell office:value-type="float" office:value="13210957.49" table:style-name="ce14">
            <text:p>13.210.957<text:s/></text:p>
          </table:table-cell>
          <table:table-cell office:value-type="float" office:value="239950713.41" table:style-name="ce14">
            <text:p>239.950.713<text:s/></text:p>
          </table:table-cell>
          <table:table-cell office:value-type="float" office:value="815110910.95000005" table:style-name="ce14">
            <text:p>815.110.911<text:s/></text:p>
          </table:table-cell>
          <table:table-cell office:value-type="float" office:value="17778622.09" table:style-name="ce14">
            <text:p>17.778.622<text:s/></text:p>
          </table:table-cell>
          <table:table-cell office:value-type="float" office:value="12754336.550000001" table:style-name="ce14">
            <text:p>12.754.337<text:s/></text:p>
          </table:table-cell>
          <table:table-cell office:value-type="float" office:value="3050638.18" table:style-name="ce14">
            <text:p>3.050.638<text:s/></text:p>
          </table:table-cell>
          <table:table-cell office:value-type="float" office:value="210278283.44" table:style-name="ce14">
            <text:p>210.278.283<text:s/></text:p>
          </table:table-cell>
          <table:table-cell office:value-type="float" office:value="191788696.37" table:style-name="ce14">
            <text:p>191.788.696<text:s/></text:p>
          </table:table-cell>
          <table:table-cell office:value-type="float" office:value="15371536.439999999" table:style-name="ce14">
            <text:p>15.371.536<text:s/></text:p>
          </table:table-cell>
          <table:table-cell office:value-type="float" office:value="1655453566.0899999" table:style-name="ce14">
            <text:p>1.655.453.566<text:s/></text:p>
          </table:table-cell>
          <table:table-cell office:value-type="float" office:value="10207768.689999999" table:style-name="ce14">
            <text:p>10.207.769<text:s/></text:p>
          </table:table-cell>
          <table:table-cell office:value-type="float" office:value="4398517437.6799994" table:style-name="ce15">
            <text:p>4.398.517.4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8.52" table:style-name="ce14">
            <text:p>79<text:s/></text:p>
          </table:table-cell>
          <table:table-cell office:value-type="float" office:value="12677.06" table:style-name="ce14">
            <text:p>12.677<text:s/></text:p>
          </table:table-cell>
          <table:table-cell office:value-type="float" office:value="23475.35" table:style-name="ce14">
            <text:p>23.475<text:s/></text:p>
          </table:table-cell>
          <table:table-cell office:value-type="float" office:value="3678.23" table:style-name="ce14">
            <text:p>3.678<text:s/></text:p>
          </table:table-cell>
          <table:table-cell office:value-type="float" office:value="276016.71999999997" table:style-name="ce14">
            <text:p>276.017<text:s/></text:p>
          </table:table-cell>
          <table:table-cell office:value-type="float" office:value="2860399.16" table:style-name="ce14">
            <text:p>2.860.399<text:s/></text:p>
          </table:table-cell>
          <table:table-cell office:value-type="float" office:value="32043528.460000001" table:style-name="ce14">
            <text:p>32.043.528<text:s/></text:p>
          </table:table-cell>
          <table:table-cell office:value-type="float" office:value="999980.83" table:style-name="ce14">
            <text:p>999.981<text:s/></text:p>
          </table:table-cell>
          <table:table-cell office:value-type="float" office:value="88012.37" table:style-name="ce14">
            <text:p>88.012<text:s/></text:p>
          </table:table-cell>
          <table:table-cell office:value-type="float" office:value="5454.69" table:style-name="ce14">
            <text:p>5.455<text:s/></text:p>
          </table:table-cell>
          <table:table-cell office:value-type="float" office:value="3764177.53" table:style-name="ce14">
            <text:p>3.764.178<text:s/></text:p>
          </table:table-cell>
          <table:table-cell office:value-type="float" office:value="4185.58" table:style-name="ce14">
            <text:p>4.186<text:s/></text:p>
          </table:table-cell>
          <table:table-cell office:value-type="float" office:value="26585.279999999999" table:style-name="ce14">
            <text:p>26.585<text:s/></text:p>
          </table:table-cell>
          <table:table-cell office:value-type="float" office:value="2434017.64" table:style-name="ce14">
            <text:p>2.434.018<text:s/></text:p>
          </table:table-cell>
          <table:table-cell office:value-type="float" office:value="5134.16" table:style-name="ce14">
            <text:p>5.134<text:s/></text:p>
          </table:table-cell>
          <table:table-cell office:value-type="float" office:value="1525585.9199999999" table:style-name="ce14">
            <text:p>1.525.586<text:s/></text:p>
          </table:table-cell>
          <table:table-cell office:value-type="float" office:value="5250.29" table:style-name="ce14">
            <text:p>5.250<text:s/></text:p>
          </table:table-cell>
          <table:table-cell office:value-type="float" office:value="10975681.25" table:style-name="ce14">
            <text:p>10.975.681<text:s/></text:p>
          </table:table-cell>
          <table:table-cell office:value-type="float" office:value="25399670.289999999" table:style-name="ce14">
            <text:p>25.399.670<text:s/></text:p>
          </table:table-cell>
          <table:table-cell office:value-type="float" office:value="24253.03" table:style-name="ce14">
            <text:p>24.253<text:s/></text:p>
          </table:table-cell>
          <table:table-cell office:value-type="float" office:value="3113.81" table:style-name="ce14">
            <text:p>3.114<text:s/></text:p>
          </table:table-cell>
          <table:table-cell office:value-type="float" office:value="1587.59" table:style-name="ce14">
            <text:p>1.588<text:s/></text:p>
          </table:table-cell>
          <table:table-cell office:value-type="float" office:value="5387828.0700000003" table:style-name="ce14">
            <text:p>5.387.828<text:s/></text:p>
          </table:table-cell>
          <table:table-cell office:value-type="float" office:value="229191.27" table:style-name="ce14">
            <text:p>229.191<text:s/></text:p>
          </table:table-cell>
          <table:table-cell office:value-type="float" office:value="57837.21" table:style-name="ce14">
            <text:p>57.837<text:s/></text:p>
          </table:table-cell>
          <table:table-cell office:value-type="float" office:value="150132391.15000001" table:style-name="ce14">
            <text:p>150.132.391<text:s/></text:p>
          </table:table-cell>
          <table:table-cell office:value-type="float" office:value="3107.7" table:style-name="ce14">
            <text:p>3.108<text:s/></text:p>
          </table:table-cell>
          <table:table-cell office:value-type="float" office:value="236292899.15999997" table:style-name="ce15">
            <text:p>236.292.8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2966721.57" table:style-name="ce14">
            <text:p>2.966.722<text:s/></text:p>
          </table:table-cell>
          <table:table-cell office:value-type="float" office:value="13987018.469999999" table:style-name="ce14">
            <text:p>13.987.018<text:s/></text:p>
          </table:table-cell>
          <table:table-cell office:value-type="float" office:value="72743277.219999999" table:style-name="ce14">
            <text:p>72.743.277<text:s/></text:p>
          </table:table-cell>
          <table:table-cell office:value-type="float" office:value="2851537.74" table:style-name="ce14">
            <text:p>2.851.538<text:s/></text:p>
          </table:table-cell>
          <table:table-cell office:value-type="float" office:value="110006169.34" table:style-name="ce14">
            <text:p>110.006.169<text:s/></text:p>
          </table:table-cell>
          <table:table-cell office:value-type="float" office:value="62280057.389999993" table:style-name="ce14">
            <text:p>62.280.057<text:s/></text:p>
          </table:table-cell>
          <table:table-cell office:value-type="float" office:value="251935095.66999999" table:style-name="ce14">
            <text:p>251.935.096<text:s/></text:p>
          </table:table-cell>
          <table:table-cell office:value-type="float" office:value="83259718.50999999" table:style-name="ce14">
            <text:p>83.259.719<text:s/></text:p>
          </table:table-cell>
          <table:table-cell office:value-type="float" office:value="79193680.030000016" table:style-name="ce14">
            <text:p>79.193.680<text:s/></text:p>
          </table:table-cell>
          <table:table-cell office:value-type="float" office:value="49830992.839999996" table:style-name="ce14">
            <text:p>49.830.993<text:s/></text:p>
          </table:table-cell>
          <table:table-cell office:value-type="float" office:value="237359508.31999999" table:style-name="ce14">
            <text:p>237.359.508<text:s/></text:p>
          </table:table-cell>
          <table:table-cell office:value-type="float" office:value="18658291.969999999" table:style-name="ce14">
            <text:p>18.658.292<text:s/></text:p>
          </table:table-cell>
          <table:table-cell office:value-type="float" office:value="35937208.119999997" table:style-name="ce14">
            <text:p>35.937.208<text:s/></text:p>
          </table:table-cell>
          <table:table-cell office:value-type="float" office:value="38660810.840000004" table:style-name="ce14">
            <text:p>38.660.811<text:s/></text:p>
          </table:table-cell>
          <table:table-cell office:value-type="float" office:value="18933583.91" table:style-name="ce14">
            <text:p>18.933.584<text:s/></text:p>
          </table:table-cell>
          <table:table-cell office:value-type="float" office:value="90884748.540000007" table:style-name="ce14">
            <text:p>90.884.749<text:s/></text:p>
          </table:table-cell>
          <table:table-cell office:value-type="float" office:value="13205707.200000001" table:style-name="ce14">
            <text:p>13.205.707<text:s/></text:p>
          </table:table-cell>
          <table:table-cell office:value-type="float" office:value="228975032.16000003" table:style-name="ce14">
            <text:p>228.975.032<text:s/></text:p>
          </table:table-cell>
          <table:table-cell office:value-type="float" office:value="789711240.65999997" table:style-name="ce14">
            <text:p>789.711.241<text:s/></text:p>
          </table:table-cell>
          <table:table-cell office:value-type="float" office:value="17754369.060000002" table:style-name="ce14">
            <text:p>17.754.369<text:s/></text:p>
          </table:table-cell>
          <table:table-cell office:value-type="float" office:value="12751222.739999998" table:style-name="ce14">
            <text:p>12.751.223<text:s/></text:p>
          </table:table-cell>
          <table:table-cell office:value-type="float" office:value="3049050.59" table:style-name="ce14">
            <text:p>3.049.051<text:s/></text:p>
          </table:table-cell>
          <table:table-cell office:value-type="float" office:value="204890455.37" table:style-name="ce14">
            <text:p>204.890.455<text:s/></text:p>
          </table:table-cell>
          <table:table-cell office:value-type="float" office:value="191559505.09999999" table:style-name="ce14">
            <text:p>191.559.505<text:s/></text:p>
          </table:table-cell>
          <table:table-cell office:value-type="float" office:value="15313699.23" table:style-name="ce14">
            <text:p>15.313.699<text:s/></text:p>
          </table:table-cell>
          <table:table-cell office:value-type="float" office:value="1505321174.9399998" table:style-name="ce14">
            <text:p>1.505.321.175<text:s/></text:p>
          </table:table-cell>
          <table:table-cell office:value-type="float" office:value="10204660.989999998" table:style-name="ce14">
            <text:p>10.204.661<text:s/></text:p>
          </table:table-cell>
          <table:table-cell office:value-type="float" office:value="4162224538.5199995" table:style-name="ce15">
            <text:p>4.162.224.5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7507846.8399999999" table:style-name="ce14">
            <text:p>7.507.847<text:s/></text:p>
          </table:table-cell>
          <table:table-cell office:value-type="float" office:value="19824197.309999999" table:style-name="ce14">
            <text:p>19.824.197<text:s/></text:p>
          </table:table-cell>
          <table:table-cell office:value-type="float" office:value="73418265.939999998" table:style-name="ce14">
            <text:p>73.418.266<text:s/></text:p>
          </table:table-cell>
          <table:table-cell office:value-type="float" office:value="3465916.26" table:style-name="ce14">
            <text:p>3.465.916<text:s/></text:p>
          </table:table-cell>
          <table:table-cell office:value-type="float" office:value="149583990.34999999" table:style-name="ce14">
            <text:p>149.583.990<text:s/></text:p>
          </table:table-cell>
          <table:table-cell office:value-type="float" office:value="120268281.43000001" table:style-name="ce14">
            <text:p>120.268.281<text:s/></text:p>
          </table:table-cell>
          <table:table-cell office:value-type="float" office:value="236818039.65000001" table:style-name="ce14">
            <text:p>236.818.040<text:s/></text:p>
          </table:table-cell>
          <table:table-cell office:value-type="float" office:value="94656385.420000002" table:style-name="ce14">
            <text:p>94.656.385<text:s/></text:p>
          </table:table-cell>
          <table:table-cell office:value-type="float" office:value="101155486.59999999" table:style-name="ce14">
            <text:p>101.155.487<text:s/></text:p>
          </table:table-cell>
          <table:table-cell office:value-type="float" office:value="34087356.340000004" table:style-name="ce14">
            <text:p>34.087.356<text:s/></text:p>
          </table:table-cell>
          <table:table-cell office:value-type="float" office:value="407159357.75" table:style-name="ce14">
            <text:p>407.159.358<text:s/></text:p>
          </table:table-cell>
          <table:table-cell office:value-type="float" office:value="37475888.140000001" table:style-name="ce14">
            <text:p>37.475.888<text:s/></text:p>
          </table:table-cell>
          <table:table-cell office:value-type="float" office:value="58588722.759999998" table:style-name="ce14">
            <text:p>58.588.723<text:s/></text:p>
          </table:table-cell>
          <table:table-cell office:value-type="float" office:value="65873215.539999999" table:style-name="ce14">
            <text:p>65.873.216<text:s/></text:p>
          </table:table-cell>
          <table:table-cell office:value-type="float" office:value="30485561.510000002" table:style-name="ce14">
            <text:p>30.485.562<text:s/></text:p>
          </table:table-cell>
          <table:table-cell office:value-type="float" office:value="123624990.08" table:style-name="ce14">
            <text:p>123.624.990<text:s/></text:p>
          </table:table-cell>
          <table:table-cell office:value-type="float" office:value="22954507.850000001" table:style-name="ce14">
            <text:p>22.954.508<text:s/></text:p>
          </table:table-cell>
          <table:table-cell office:value-type="float" office:value="324389996.19999999" table:style-name="ce14">
            <text:p>324.389.996<text:s/></text:p>
          </table:table-cell>
          <table:table-cell office:value-type="float" office:value="892106537.53999996" table:style-name="ce14">
            <text:p>892.106.538<text:s/></text:p>
          </table:table-cell>
          <table:table-cell office:value-type="float" office:value="38636108.579999998" table:style-name="ce14">
            <text:p>38.636.109<text:s/></text:p>
          </table:table-cell>
          <table:table-cell office:value-type="float" office:value="19211310.760000002" table:style-name="ce14">
            <text:p>19.211.311<text:s/></text:p>
          </table:table-cell>
          <table:table-cell office:value-type="float" office:value="5322275.12" table:style-name="ce14">
            <text:p>5.322.275<text:s/></text:p>
          </table:table-cell>
          <table:table-cell office:value-type="float" office:value="362492808.26999998" table:style-name="ce14">
            <text:p>362.492.808<text:s/></text:p>
          </table:table-cell>
          <table:table-cell office:value-type="float" office:value="246510744.55000001" table:style-name="ce14">
            <text:p>246.510.745<text:s/></text:p>
          </table:table-cell>
          <table:table-cell office:value-type="float" office:value="20199378.289999999" table:style-name="ce14">
            <text:p>20.199.378<text:s/></text:p>
          </table:table-cell>
          <table:table-cell office:value-type="float" office:value="2685760377.8600001" table:style-name="ce14">
            <text:p>2.685.760.378<text:s/></text:p>
          </table:table-cell>
          <table:table-cell office:value-type="float" office:value="15284197.539999999" table:style-name="ce14">
            <text:p>15.284.198<text:s/></text:p>
          </table:table-cell>
          <table:table-cell office:value-type="float" office:value="6196861744.4800005" table:style-name="ce15">
            <text:p>6.196.861.7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3090.56" table:style-name="ce14">
            <text:p>3.091<text:s/></text:p>
          </table:table-cell>
          <table:table-cell office:value-type="float" office:value="16960.310000000001" table:style-name="ce14">
            <text:p>16.960<text:s/></text:p>
          </table:table-cell>
          <table:table-cell office:value-type="float" office:value="135826.85999999999" table:style-name="ce14">
            <text:p>135.827<text:s/></text:p>
          </table:table-cell>
          <table:table-cell office:value-type="float" office:value="99.07" table:style-name="ce14">
            <text:p>99<text:s/></text:p>
          </table:table-cell>
          <table:table-cell office:value-type="float" office:value="358642.39" table:style-name="ce14">
            <text:p>358.642<text:s/></text:p>
          </table:table-cell>
          <table:table-cell office:value-type="float" office:value="8514479.9700000007" table:style-name="ce14">
            <text:p>8.514.480<text:s/></text:p>
          </table:table-cell>
          <table:table-cell office:value-type="float" office:value="12455768.57" table:style-name="ce14">
            <text:p>12.455.769<text:s/></text:p>
          </table:table-cell>
          <table:table-cell office:value-type="float" office:value="738036.03" table:style-name="ce14">
            <text:p>738.036<text:s/></text:p>
          </table:table-cell>
          <table:table-cell office:value-type="float" office:value="325683.26" table:style-name="ce14">
            <text:p>325.683<text:s/></text:p>
          </table:table-cell>
          <table:table-cell office:value-type="float" office:value="21581.25" table:style-name="ce14">
            <text:p>21.581<text:s/></text:p>
          </table:table-cell>
          <table:table-cell office:value-type="float" office:value="10179346.74" table:style-name="ce14">
            <text:p>10.179.347<text:s/></text:p>
          </table:table-cell>
          <table:table-cell office:value-type="float" office:value="52193.25" table:style-name="ce14">
            <text:p>52.193<text:s/></text:p>
          </table:table-cell>
          <table:table-cell office:value-type="float" office:value="210038.46" table:style-name="ce14">
            <text:p>210.038<text:s/></text:p>
          </table:table-cell>
          <table:table-cell office:value-type="float" office:value="9907831.5" table:style-name="ce14">
            <text:p>9.907.832<text:s/></text:p>
          </table:table-cell>
          <table:table-cell office:value-type="float" office:value="26099.52" table:style-name="ce14">
            <text:p>26.100<text:s/></text:p>
          </table:table-cell>
          <table:table-cell office:value-type="float" office:value="3979570.32" table:style-name="ce14">
            <text:p>3.979.570<text:s/></text:p>
          </table:table-cell>
          <table:table-cell office:value-type="float" office:value="3996.55" table:style-name="ce14">
            <text:p>3.997<text:s/></text:p>
          </table:table-cell>
          <table:table-cell office:value-type="float" office:value="30660716.710000001" table:style-name="ce14">
            <text:p>30.660.717<text:s/></text:p>
          </table:table-cell>
          <table:table-cell office:value-type="float" office:value="100141448.79000001" table:style-name="ce14">
            <text:p>100.141.449<text:s/></text:p>
          </table:table-cell>
          <table:table-cell office:value-type="float" office:value="140667.20000000001" table:style-name="ce14">
            <text:p>140.667<text:s/></text:p>
          </table:table-cell>
          <table:table-cell office:value-type="float" office:value="62722.6" table:style-name="ce14">
            <text:p>62.723<text:s/></text:p>
          </table:table-cell>
          <table:table-cell office:value-type="float" office:value="110.85" table:style-name="ce14">
            <text:p>111<text:s/></text:p>
          </table:table-cell>
          <table:table-cell office:value-type="float" office:value="14704847.33" table:style-name="ce14">
            <text:p>14.704.847<text:s/></text:p>
          </table:table-cell>
          <table:table-cell office:value-type="float" office:value="1076830.22" table:style-name="ce14">
            <text:p>1.076.830<text:s/></text:p>
          </table:table-cell>
          <table:table-cell office:value-type="float" office:value="952180.6" table:style-name="ce14">
            <text:p>952.181<text:s/></text:p>
          </table:table-cell>
          <table:table-cell office:value-type="float" office:value="359327627.18000001" table:style-name="ce14">
            <text:p>359.327.627<text:s/></text:p>
          </table:table-cell>
          <table:table-cell office:value-type="float" office:value="858.73" table:style-name="ce14">
            <text:p>859<text:s/></text:p>
          </table:table-cell>
          <table:table-cell office:value-type="float" office:value="553997254.82000005" table:style-name="ce15">
            <text:p>553.997.2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7504756.2800000003" table:style-name="ce14">
            <text:p>7.504.756<text:s/></text:p>
          </table:table-cell>
          <table:table-cell office:value-type="float" office:value="19807236.999999996" table:style-name="ce14">
            <text:p>19.807.237<text:s/></text:p>
          </table:table-cell>
          <table:table-cell office:value-type="float" office:value="73282439.079999998" table:style-name="ce14">
            <text:p>73.282.439<text:s/></text:p>
          </table:table-cell>
          <table:table-cell office:value-type="float" office:value="3465817.19" table:style-name="ce14">
            <text:p>3.465.817<text:s/></text:p>
          </table:table-cell>
          <table:table-cell office:value-type="float" office:value="149225347.96000001" table:style-name="ce14">
            <text:p>149.225.348<text:s/></text:p>
          </table:table-cell>
          <table:table-cell office:value-type="float" office:value="111753801.46000001" table:style-name="ce14">
            <text:p>111.753.801<text:s/></text:p>
          </table:table-cell>
          <table:table-cell office:value-type="float" office:value="224362271.08000001" table:style-name="ce14">
            <text:p>224.362.271<text:s/></text:p>
          </table:table-cell>
          <table:table-cell office:value-type="float" office:value="93918349.390000001" table:style-name="ce14">
            <text:p>93.918.349<text:s/></text:p>
          </table:table-cell>
          <table:table-cell office:value-type="float" office:value="100829803.34" table:style-name="ce14">
            <text:p>100.829.803<text:s/></text:p>
          </table:table-cell>
          <table:table-cell office:value-type="float" office:value="34065775.089999996" table:style-name="ce14">
            <text:p>34.065.775<text:s/></text:p>
          </table:table-cell>
          <table:table-cell office:value-type="float" office:value="396980011.01000005" table:style-name="ce14">
            <text:p>396.980.011<text:s/></text:p>
          </table:table-cell>
          <table:table-cell office:value-type="float" office:value="37423694.889999993" table:style-name="ce14">
            <text:p>37.423.695<text:s/></text:p>
          </table:table-cell>
          <table:table-cell office:value-type="float" office:value="58378684.299999997" table:style-name="ce14">
            <text:p>58.378.684<text:s/></text:p>
          </table:table-cell>
          <table:table-cell office:value-type="float" office:value="55965384.039999999" table:style-name="ce14">
            <text:p>55.965.384<text:s/></text:p>
          </table:table-cell>
          <table:table-cell office:value-type="float" office:value="30459461.989999995" table:style-name="ce14">
            <text:p>30.459.462<text:s/></text:p>
          </table:table-cell>
          <table:table-cell office:value-type="float" office:value="119645419.75999999" table:style-name="ce14">
            <text:p>119.645.420<text:s/></text:p>
          </table:table-cell>
          <table:table-cell office:value-type="float" office:value="22950511.299999997" table:style-name="ce14">
            <text:p>22.950.511<text:s/></text:p>
          </table:table-cell>
          <table:table-cell office:value-type="float" office:value="293729279.49000001" table:style-name="ce14">
            <text:p>293.729.279<text:s/></text:p>
          </table:table-cell>
          <table:table-cell office:value-type="float" office:value="791965088.75" table:style-name="ce14">
            <text:p>791.965.089<text:s/></text:p>
          </table:table-cell>
          <table:table-cell office:value-type="float" office:value="38495441.380000003" table:style-name="ce14">
            <text:p>38.495.441<text:s/></text:p>
          </table:table-cell>
          <table:table-cell office:value-type="float" office:value="19148588.16" table:style-name="ce14">
            <text:p>19.148.588<text:s/></text:p>
          </table:table-cell>
          <table:table-cell office:value-type="float" office:value="5322164.2699999996" table:style-name="ce14">
            <text:p>5.322.164<text:s/></text:p>
          </table:table-cell>
          <table:table-cell office:value-type="float" office:value="347787960.94" table:style-name="ce14">
            <text:p>347.787.961<text:s/></text:p>
          </table:table-cell>
          <table:table-cell office:value-type="float" office:value="245433914.32999998" table:style-name="ce14">
            <text:p>245.433.914<text:s/></text:p>
          </table:table-cell>
          <table:table-cell office:value-type="float" office:value="19247197.689999998" table:style-name="ce14">
            <text:p>19.247.198<text:s/></text:p>
          </table:table-cell>
          <table:table-cell office:value-type="float" office:value="2326432750.6799998" table:style-name="ce14">
            <text:p>2.326.432.751<text:s/></text:p>
          </table:table-cell>
          <table:table-cell office:value-type="float" office:value="15283338.810000001" table:style-name="ce14">
            <text:p>15.283.339<text:s/></text:p>
          </table:table-cell>
          <table:table-cell office:value-type="float" office:value="5642864489.6600008" table:style-name="ce15">
            <text:p>5.642.864.4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2768.52" table:style-name="ce14">
            <text:p>12.76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5" table:style-name="ce14">
            <text:p>20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153.62" table:style-name="ce14">
            <text:p>31.15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933033.460000001" table:style-name="ce14">
            <text:p>31.933.033<text:s/></text:p>
          </table:table-cell>
          <table:table-cell office:value-type="float" office:value="144.72" table:style-name="ce14">
            <text:p>14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4242.720000000001" table:style-name="ce14">
            <text:p>64.24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843.16" table:style-name="ce14">
            <text:p>21.84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75834.02" table:style-name="ce14">
            <text:p>275.834<text:s/></text:p>
          </table:table-cell>
          <table:table-cell office:value-type="float" office:value="417166118.38" table:style-name="ce14">
            <text:p>417.166.11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907076.17" table:style-name="ce14">
            <text:p>2.907.076<text:s/></text:p>
          </table:table-cell>
          <table:table-cell office:value-type="float" office:value="680.67" table:style-name="ce14">
            <text:p>68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8228339.27" table:style-name="ce14">
            <text:p>18.228.3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0641439.71000004" table:style-name="ce15">
            <text:p>470.641.4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386121.5499999998" table:style-name="ce14">
            <text:p>5.386.122<text:s/></text:p>
          </table:table-cell>
          <table:table-cell office:value-type="float" office:value="19453185.18" table:style-name="ce14">
            <text:p>19.453.185<text:s/></text:p>
          </table:table-cell>
          <table:table-cell office:value-type="float" office:value="21431591.050000001" table:style-name="ce14">
            <text:p>21.431.591<text:s/></text:p>
          </table:table-cell>
          <table:table-cell office:value-type="float" office:value="14459581.640000001" table:style-name="ce14">
            <text:p>14.459.582<text:s/></text:p>
          </table:table-cell>
          <table:table-cell office:value-type="float" office:value="44951656.780000001" table:style-name="ce14">
            <text:p>44.951.657<text:s/></text:p>
          </table:table-cell>
          <table:table-cell office:value-type="float" office:value="36673522.619999997" table:style-name="ce14">
            <text:p>36.673.523<text:s/></text:p>
          </table:table-cell>
          <table:table-cell office:value-type="float" office:value="1153509088.4400001" table:style-name="ce14">
            <text:p>1.153.509.088<text:s/></text:p>
          </table:table-cell>
          <table:table-cell office:value-type="float" office:value="23050963.289999999" table:style-name="ce14">
            <text:p>23.050.963<text:s/></text:p>
          </table:table-cell>
          <table:table-cell office:value-type="float" office:value="29474174.760000002" table:style-name="ce14">
            <text:p>29.474.175<text:s/></text:p>
          </table:table-cell>
          <table:table-cell office:value-type="float" office:value="17894766.23" table:style-name="ce14">
            <text:p>17.894.766<text:s/></text:p>
          </table:table-cell>
          <table:table-cell office:value-type="float" office:value="122125018.87" table:style-name="ce14">
            <text:p>122.125.019<text:s/></text:p>
          </table:table-cell>
          <table:table-cell office:value-type="float" office:value="16731537.09" table:style-name="ce14">
            <text:p>16.731.537<text:s/></text:p>
          </table:table-cell>
          <table:table-cell office:value-type="float" office:value="18220255.98" table:style-name="ce14">
            <text:p>18.220.256<text:s/></text:p>
          </table:table-cell>
          <table:table-cell office:value-type="float" office:value="29148164.920000002" table:style-name="ce14">
            <text:p>29.148.165<text:s/></text:p>
          </table:table-cell>
          <table:table-cell office:value-type="float" office:value="38485896.090000004" table:style-name="ce14">
            <text:p>38.485.896<text:s/></text:p>
          </table:table-cell>
          <table:table-cell office:value-type="float" office:value="58965285.780000001" table:style-name="ce14">
            <text:p>58.965.286<text:s/></text:p>
          </table:table-cell>
          <table:table-cell office:value-type="float" office:value="15100255.42" table:style-name="ce14">
            <text:p>15.100.255<text:s/></text:p>
          </table:table-cell>
          <table:table-cell office:value-type="float" office:value="54245015.520000003" table:style-name="ce14">
            <text:p>54.245.016<text:s/></text:p>
          </table:table-cell>
          <table:table-cell office:value-type="float" office:value="214809869.06" table:style-name="ce14">
            <text:p>214.809.869<text:s/></text:p>
          </table:table-cell>
          <table:table-cell office:value-type="float" office:value="29808376.93" table:style-name="ce14">
            <text:p>29.808.377<text:s/></text:p>
          </table:table-cell>
          <table:table-cell office:value-type="float" office:value="15222870.050000001" table:style-name="ce14">
            <text:p>15.222.870<text:s/></text:p>
          </table:table-cell>
          <table:table-cell office:value-type="float" office:value="11974206.02" table:style-name="ce14">
            <text:p>11.974.206<text:s/></text:p>
          </table:table-cell>
          <table:table-cell office:value-type="float" office:value="90715661.049999997" table:style-name="ce14">
            <text:p>90.715.661<text:s/></text:p>
          </table:table-cell>
          <table:table-cell office:value-type="float" office:value="41713363.579999998" table:style-name="ce14">
            <text:p>41.713.364<text:s/></text:p>
          </table:table-cell>
          <table:table-cell office:value-type="float" office:value="16200723.25" table:style-name="ce14">
            <text:p>16.200.723<text:s/></text:p>
          </table:table-cell>
          <table:table-cell office:value-type="float" office:value="107975254.45999999" table:style-name="ce14">
            <text:p>107.975.254<text:s/></text:p>
          </table:table-cell>
          <table:table-cell office:value-type="float" office:value="6955696.2400000002" table:style-name="ce14">
            <text:p>6.955.696<text:s/></text:p>
          </table:table-cell>
          <table:table-cell office:value-type="float" office:value="2254682101.8499994" table:style-name="ce15">
            <text:p>2.254.682.1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763217.41" table:style-name="ce14">
            <text:p>1.763.217<text:s/></text:p>
          </table:table-cell>
          <table:table-cell office:value-type="float" office:value="7951075.3799999999" table:style-name="ce14">
            <text:p>7.951.075<text:s/></text:p>
          </table:table-cell>
          <table:table-cell office:value-type="float" office:value="30768320.669999998" table:style-name="ce14">
            <text:p>30.768.321<text:s/></text:p>
          </table:table-cell>
          <table:table-cell office:value-type="float" office:value="2616600.9900000002" table:style-name="ce14">
            <text:p>2.616.601<text:s/></text:p>
          </table:table-cell>
          <table:table-cell office:value-type="float" office:value="27247220.309999995" table:style-name="ce14">
            <text:p>27.247.220<text:s/></text:p>
          </table:table-cell>
          <table:table-cell office:value-type="float" office:value="25219032.009999998" table:style-name="ce14">
            <text:p>25.219.032<text:s/></text:p>
          </table:table-cell>
          <table:table-cell office:value-type="float" office:value="596685334.17000008" table:style-name="ce14">
            <text:p>596.685.334<text:s/></text:p>
          </table:table-cell>
          <table:table-cell office:value-type="float" office:value="23657284.559999999" table:style-name="ce14">
            <text:p>23.657.285<text:s/></text:p>
          </table:table-cell>
          <table:table-cell office:value-type="float" office:value="20279940.510000002" table:style-name="ce14">
            <text:p>20.279.941<text:s/></text:p>
          </table:table-cell>
          <table:table-cell office:value-type="float" office:value="14178012.84" table:style-name="ce14">
            <text:p>14.178.013<text:s/></text:p>
          </table:table-cell>
          <table:table-cell office:value-type="float" office:value="71857638.349999994" table:style-name="ce14">
            <text:p>71.857.638<text:s/></text:p>
          </table:table-cell>
          <table:table-cell office:value-type="float" office:value="9807137.5800000001" table:style-name="ce14">
            <text:p>9.807.138<text:s/></text:p>
          </table:table-cell>
          <table:table-cell office:value-type="float" office:value="16810202.440000001" table:style-name="ce14">
            <text:p>16.810.202<text:s/></text:p>
          </table:table-cell>
          <table:table-cell office:value-type="float" office:value="16399333.34" table:style-name="ce14">
            <text:p>16.399.333<text:s/></text:p>
          </table:table-cell>
          <table:table-cell office:value-type="float" office:value="6892547.0800000001" table:style-name="ce14">
            <text:p>6.892.547<text:s/></text:p>
          </table:table-cell>
          <table:table-cell office:value-type="float" office:value="30230002.349999998" table:style-name="ce14">
            <text:p>30.230.002<text:s/></text:p>
          </table:table-cell>
          <table:table-cell office:value-type="float" office:value="4373259.58" table:style-name="ce14">
            <text:p>4.373.260<text:s/></text:p>
          </table:table-cell>
          <table:table-cell office:value-type="float" office:value="72179331.279999986" table:style-name="ce14">
            <text:p>72.179.331<text:s/></text:p>
          </table:table-cell>
          <table:table-cell office:value-type="float" office:value="1979219803.5300002" table:style-name="ce14">
            <text:p>1.979.219.804<text:s/></text:p>
          </table:table-cell>
          <table:table-cell office:value-type="float" office:value="8001458.540000001" table:style-name="ce14">
            <text:p>8.001.459<text:s/></text:p>
          </table:table-cell>
          <table:table-cell office:value-type="float" office:value="4428144.57" table:style-name="ce14">
            <text:p>4.428.145<text:s/></text:p>
          </table:table-cell>
          <table:table-cell office:value-type="float" office:value="1561657.13" table:style-name="ce14">
            <text:p>1.561.657<text:s/></text:p>
          </table:table-cell>
          <table:table-cell office:value-type="float" office:value="71658176.680000007" table:style-name="ce14">
            <text:p>71.658.177<text:s/></text:p>
          </table:table-cell>
          <table:table-cell office:value-type="float" office:value="74560886.790000007" table:style-name="ce14">
            <text:p>74.560.887<text:s/></text:p>
          </table:table-cell>
          <table:table-cell office:value-type="float" office:value="4578458.24" table:style-name="ce14">
            <text:p>4.578.458<text:s/></text:p>
          </table:table-cell>
          <table:table-cell office:value-type="float" office:value="1038808444.5599999" table:style-name="ce14">
            <text:p>1.038.808.445<text:s/></text:p>
          </table:table-cell>
          <table:table-cell office:value-type="float" office:value="1633874.93" table:style-name="ce14">
            <text:p>1.633.875<text:s/></text:p>
          </table:table-cell>
          <table:table-cell office:value-type="float" office:value="4163366395.8200002" table:style-name="ce15">
            <text:p>4.163.366.396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50492978.259999998" table:style-name="ce20">
            <text:p>50.492.978<text:s/></text:p>
          </table:table-cell>
          <table:table-cell office:value-type="float" office:value="174821936.03999999" table:style-name="ce20">
            <text:p>174.821.936<text:s/></text:p>
          </table:table-cell>
          <table:table-cell office:value-type="float" office:value="865461063.45000005" table:style-name="ce20">
            <text:p>865.461.063<text:s/></text:p>
          </table:table-cell>
          <table:table-cell office:value-type="float" office:value="46770025.560000002" table:style-name="ce20">
            <text:p>46.770.026<text:s/></text:p>
          </table:table-cell>
          <table:table-cell office:value-type="float" office:value="1360117669.1800001" table:style-name="ce20">
            <text:p>1.360.117.669<text:s/></text:p>
          </table:table-cell>
          <table:table-cell office:value-type="float" office:value="911488568.42000008" table:style-name="ce20">
            <text:p>911.488.568<text:s/></text:p>
          </table:table-cell>
          <table:table-cell office:value-type="float" office:value="6866785758.7399998" table:style-name="ce20">
            <text:p>6.866.785.759<text:s/></text:p>
          </table:table-cell>
          <table:table-cell office:value-type="float" office:value="1197153943.3800001" table:style-name="ce20">
            <text:p>1.197.153.943<text:s/></text:p>
          </table:table-cell>
          <table:table-cell office:value-type="float" office:value="967359089.53999996" table:style-name="ce20">
            <text:p>967.359.090<text:s/></text:p>
          </table:table-cell>
          <table:table-cell office:value-type="float" office:value="445522768.70000005" table:style-name="ce20">
            <text:p>445.522.769<text:s/></text:p>
          </table:table-cell>
          <table:table-cell office:value-type="float" office:value="3631106787.3600001" table:style-name="ce20">
            <text:p>3.631.106.787<text:s/></text:p>
          </table:table-cell>
          <table:table-cell office:value-type="float" office:value="292742885.5" table:style-name="ce20">
            <text:p>292.742.886<text:s/></text:p>
          </table:table-cell>
          <table:table-cell office:value-type="float" office:value="415948603.42999995" table:style-name="ce20">
            <text:p>415.948.603<text:s/></text:p>
          </table:table-cell>
          <table:table-cell office:value-type="float" office:value="521140694.78999996" table:style-name="ce20">
            <text:p>521.140.695<text:s/></text:p>
          </table:table-cell>
          <table:table-cell office:value-type="float" office:value="288150274.04000002" table:style-name="ce20">
            <text:p>288.150.274<text:s/></text:p>
          </table:table-cell>
          <table:table-cell office:value-type="float" office:value="1231098527.3600001" table:style-name="ce20">
            <text:p>1.231.098.527<text:s/></text:p>
          </table:table-cell>
          <table:table-cell office:value-type="float" office:value="157353873.97000003" table:style-name="ce20">
            <text:p>157.353.874<text:s/></text:p>
          </table:table-cell>
          <table:table-cell office:value-type="float" office:value="3439208387.21" table:style-name="ce20">
            <text:p>3.439.208.387<text:s/></text:p>
          </table:table-cell>
          <table:table-cell office:value-type="float" office:value="12545168951.429998" table:style-name="ce20">
            <text:p>12.545.168.951<text:s/></text:p>
          </table:table-cell>
          <table:table-cell office:value-type="float" office:value="280491110.25" table:style-name="ce20">
            <text:p>280.491.110<text:s/></text:p>
          </table:table-cell>
          <table:table-cell office:value-type="float" office:value="146523850.73000002" table:style-name="ce20">
            <text:p>146.523.851<text:s/></text:p>
          </table:table-cell>
          <table:table-cell office:value-type="float" office:value="46491000.810000002" table:style-name="ce20">
            <text:p>46.491.001<text:s/></text:p>
          </table:table-cell>
          <table:table-cell office:value-type="float" office:value="3310566801.5799999" table:style-name="ce20">
            <text:p>3.310.566.802<text:s/></text:p>
          </table:table-cell>
          <table:table-cell office:value-type="float" office:value="2891071963.5" table:style-name="ce20">
            <text:p>2.891.071.964<text:s/></text:p>
          </table:table-cell>
          <table:table-cell office:value-type="float" office:value="193519206.68000001" table:style-name="ce20">
            <text:p>193.519.207<text:s/></text:p>
          </table:table-cell>
          <table:table-cell office:value-type="float" office:value="28903436957.260002" table:style-name="ce20">
            <text:p>28.903.436.957<text:s/></text:p>
          </table:table-cell>
          <table:table-cell office:value-type="float" office:value="100956493.64" table:style-name="ce20">
            <text:p>100.956.494<text:s/></text:p>
          </table:table-cell>
          <table:table-cell office:value-type="float" office:value="71280950170.810013" table:style-name="ce21">
            <text:p>71.280.950.171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4325449.977092244" table:style-name="ce24">
            <text:p>54.325.450<text:s/></text:p>
          </table:table-cell>
          <table:table-cell office:value-type="float" office:value="133126442.49747704" table:style-name="ce24">
            <text:p>133.126.442<text:s/></text:p>
          </table:table-cell>
          <table:table-cell office:value-type="float" office:value="213487555.91284138" table:style-name="ce24">
            <text:p>213.487.556<text:s/></text:p>
          </table:table-cell>
          <table:table-cell office:value-type="float" office:value="30505294.539378684" table:style-name="ce24">
            <text:p>30.505.295<text:s/></text:p>
          </table:table-cell>
          <table:table-cell office:value-type="float" office:value="734766723.33431351" table:style-name="ce24">
            <text:p>734.766.723<text:s/></text:p>
          </table:table-cell>
          <table:table-cell office:value-type="float" office:value="606434115.65694034" table:style-name="ce24">
            <text:p>606.434.116<text:s/></text:p>
          </table:table-cell>
          <table:table-cell office:value-type="float" office:value="1559801810.0041134" table:style-name="ce24">
            <text:p>1.559.801.810<text:s/></text:p>
          </table:table-cell>
          <table:table-cell office:value-type="float" office:value="439494406.50281847" table:style-name="ce24">
            <text:p>439.494.407<text:s/></text:p>
          </table:table-cell>
          <table:table-cell office:value-type="float" office:value="442810719.31947184" table:style-name="ce24">
            <text:p>442.810.719<text:s/></text:p>
          </table:table-cell>
          <table:table-cell office:value-type="float" office:value="186789542.19427222" table:style-name="ce24">
            <text:p>186.789.542<text:s/></text:p>
          </table:table-cell>
          <table:table-cell office:value-type="float" office:value="2103444781.804441" table:style-name="ce24">
            <text:p>2.103.444.782<text:s/></text:p>
          </table:table-cell>
          <table:table-cell office:value-type="float" office:value="247212642.77114725" table:style-name="ce24">
            <text:p>247.212.643<text:s/></text:p>
          </table:table-cell>
          <table:table-cell office:value-type="float" office:value="286380040.52535808" table:style-name="ce24">
            <text:p>286.380.041<text:s/></text:p>
          </table:table-cell>
          <table:table-cell office:value-type="float" office:value="368215239.25614876" table:style-name="ce24">
            <text:p>368.215.239<text:s/></text:p>
          </table:table-cell>
          <table:table-cell office:value-type="float" office:value="190228083.03132376" table:style-name="ce24">
            <text:p>190.228.083<text:s/></text:p>
          </table:table-cell>
          <table:table-cell office:value-type="float" office:value="544321996.52623105" table:style-name="ce24">
            <text:p>544.321.997<text:s/></text:p>
          </table:table-cell>
          <table:table-cell office:value-type="float" office:value="120973470.74592087" table:style-name="ce24">
            <text:p>120.973.471<text:s/></text:p>
          </table:table-cell>
          <table:table-cell office:value-type="float" office:value="1689132956.1241705" table:style-name="ce24">
            <text:p>1.689.132.956<text:s/></text:p>
          </table:table-cell>
          <table:table-cell office:value-type="float" office:value="3669887363.3739662" table:style-name="ce24">
            <text:p>3.669.887.363<text:s/></text:p>
          </table:table-cell>
          <table:table-cell office:value-type="float" office:value="171140108.01632091" table:style-name="ce24">
            <text:p>171.140.108<text:s/></text:p>
          </table:table-cell>
          <table:table-cell office:value-type="float" office:value="97196582.417328298" table:style-name="ce24">
            <text:p>97.196.582<text:s/></text:p>
          </table:table-cell>
          <table:table-cell office:value-type="float" office:value="33693082.004552156" table:style-name="ce24">
            <text:p>33.693.082<text:s/></text:p>
          </table:table-cell>
          <table:table-cell office:value-type="float" office:value="1921033334.2302754" table:style-name="ce24">
            <text:p>1.921.033.334<text:s/></text:p>
          </table:table-cell>
          <table:table-cell office:value-type="float" office:value="1200593899.04456" table:style-name="ce24">
            <text:p>1.200.593.899<text:s/></text:p>
          </table:table-cell>
          <table:table-cell office:value-type="float" office:value="145668284.63634047" table:style-name="ce24">
            <text:p>145.668.285<text:s/></text:p>
          </table:table-cell>
          <table:table-cell office:value-type="float" office:value="11844661508.800785" table:style-name="ce24">
            <text:p>11.844.661.509<text:s/></text:p>
          </table:table-cell>
          <table:table-cell office:value-type="float" office:value="61804836.822399735" table:style-name="ce24">
            <text:p>61.804.837<text:s/></text:p>
          </table:table-cell>
          <table:table-cell office:value-type="float" office:value="29097130270.069988" table:style-name="ce25">
            <text:p>29.097.130.270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51358141.882958658" table:style-name="ce27">
            <text:p>51.358.142<text:s/></text:p>
          </table:table-cell>
          <table:table-cell office:value-type="float" office:value="125322315.42372152" table:style-name="ce27">
            <text:p>125.322.315<text:s/></text:p>
          </table:table-cell>
          <table:table-cell office:value-type="float" office:value="192036427.729983" table:style-name="ce27">
            <text:p>192.036.428<text:s/></text:p>
          </table:table-cell>
          <table:table-cell office:value-type="float" office:value="28623258.974131275" table:style-name="ce27">
            <text:p>28.623.259<text:s/></text:p>
          </table:table-cell>
          <table:table-cell office:value-type="float" office:value="669999999.79003823" table:style-name="ce27">
            <text:p>670.000.000<text:s/></text:p>
          </table:table-cell>
          <table:table-cell office:value-type="float" office:value="545062120.4170053" table:style-name="ce27">
            <text:p>545.062.120<text:s/></text:p>
          </table:table-cell>
          <table:table-cell office:value-type="float" office:value="1435219522.1640921" table:style-name="ce27">
            <text:p>1.435.219.522<text:s/></text:p>
          </table:table-cell>
          <table:table-cell office:value-type="float" office:value="401776539.66764301" table:style-name="ce27">
            <text:p>401.776.540<text:s/></text:p>
          </table:table-cell>
          <table:table-cell office:value-type="float" office:value="407953754.98095471" table:style-name="ce27">
            <text:p>407.953.755<text:s/></text:p>
          </table:table-cell>
          <table:table-cell office:value-type="float" office:value="172653957.28719613" table:style-name="ce27">
            <text:p>172.653.957<text:s/></text:p>
          </table:table-cell>
          <table:table-cell office:value-type="float" office:value="1901655383.3037403" table:style-name="ce27">
            <text:p>1.901.655.383<text:s/></text:p>
          </table:table-cell>
          <table:table-cell office:value-type="float" office:value="228401744.71385291" table:style-name="ce27">
            <text:p>228.401.745<text:s/></text:p>
          </table:table-cell>
          <table:table-cell office:value-type="float" office:value="261037222.45602238" table:style-name="ce27">
            <text:p>261.037.222<text:s/></text:p>
          </table:table-cell>
          <table:table-cell office:value-type="float" office:value="339223034.86102951" table:style-name="ce27">
            <text:p>339.223.035<text:s/></text:p>
          </table:table-cell>
          <table:table-cell office:value-type="float" office:value="178473177.67498106" table:style-name="ce27">
            <text:p>178.473.178<text:s/></text:p>
          </table:table-cell>
          <table:table-cell office:value-type="float" office:value="490408025.2401917" table:style-name="ce27">
            <text:p>490.408.025<text:s/></text:p>
          </table:table-cell>
          <table:table-cell office:value-type="float" office:value="114350848.82998411" table:style-name="ce27">
            <text:p>114.350.849<text:s/></text:p>
          </table:table-cell>
          <table:table-cell office:value-type="float" office:value="1516795281.991102" table:style-name="ce27">
            <text:p>1.516.795.282<text:s/></text:p>
          </table:table-cell>
          <table:table-cell office:value-type="float" office:value="3285508452.2770643" table:style-name="ce27">
            <text:p>3.285.508.452<text:s/></text:p>
          </table:table-cell>
          <table:table-cell office:value-type="float" office:value="158123874.70865119" table:style-name="ce27">
            <text:p>158.123.875<text:s/></text:p>
          </table:table-cell>
          <table:table-cell office:value-type="float" office:value="89748638.85207817" table:style-name="ce27">
            <text:p>89.748.639<text:s/></text:p>
          </table:table-cell>
          <table:table-cell office:value-type="float" office:value="32206770.334344961" table:style-name="ce27">
            <text:p>32.206.770<text:s/></text:p>
          </table:table-cell>
          <table:table-cell office:value-type="float" office:value="1737302713.8167508" table:style-name="ce27">
            <text:p>1.737.302.714<text:s/></text:p>
          </table:table-cell>
          <table:table-cell office:value-type="float" office:value="1080018235.5495093" table:style-name="ce27">
            <text:p>1.080.018.236<text:s/></text:p>
          </table:table-cell>
          <table:table-cell office:value-type="float" office:value="136127003.61757717" table:style-name="ce27">
            <text:p>136.127.004<text:s/></text:p>
          </table:table-cell>
          <table:table-cell office:value-type="float" office:value="10467942016.278402" table:style-name="ce27">
            <text:p>10.467.942.016<text:s/></text:p>
          </table:table-cell>
          <table:table-cell office:value-type="float" office:value="57482053.986982778" table:style-name="ce27">
            <text:p>57.482.054<text:s/></text:p>
          </table:table-cell>
          <table:table-cell office:value-type="float" office:value="26104810516.80999" table:style-name="ce28">
            <text:p>26.104.810.51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967308.0941335843" table:style-name="ce27">
            <text:p>2.967.308<text:s/></text:p>
          </table:table-cell>
          <table:table-cell office:value-type="float" office:value="7804127.0737555167" table:style-name="ce27">
            <text:p>7.804.127<text:s/></text:p>
          </table:table-cell>
          <table:table-cell office:value-type="float" office:value="21451128.18285837" table:style-name="ce27">
            <text:p>21.451.128<text:s/></text:p>
          </table:table-cell>
          <table:table-cell office:value-type="float" office:value="1882035.5652474093" table:style-name="ce27">
            <text:p>1.882.036<text:s/></text:p>
          </table:table-cell>
          <table:table-cell office:value-type="float" office:value="64766723.544275306" table:style-name="ce27">
            <text:p>64.766.724<text:s/></text:p>
          </table:table-cell>
          <table:table-cell office:value-type="float" office:value="61371995.23993507" table:style-name="ce27">
            <text:p>61.371.995<text:s/></text:p>
          </table:table-cell>
          <table:table-cell office:value-type="float" office:value="124582287.84002137" table:style-name="ce27">
            <text:p>124.582.288<text:s/></text:p>
          </table:table-cell>
          <table:table-cell office:value-type="float" office:value="37717866.835175484" table:style-name="ce27">
            <text:p>37.717.867<text:s/></text:p>
          </table:table-cell>
          <table:table-cell office:value-type="float" office:value="34856964.338517159" table:style-name="ce27">
            <text:p>34.856.964<text:s/></text:p>
          </table:table-cell>
          <table:table-cell office:value-type="float" office:value="14135584.907076081" table:style-name="ce27">
            <text:p>14.135.585<text:s/></text:p>
          </table:table-cell>
          <table:table-cell office:value-type="float" office:value="201789398.50070083" table:style-name="ce27">
            <text:p>201.789.399<text:s/></text:p>
          </table:table-cell>
          <table:table-cell office:value-type="float" office:value="18810898.057294335" table:style-name="ce27">
            <text:p>18.810.898<text:s/></text:p>
          </table:table-cell>
          <table:table-cell office:value-type="float" office:value="25342818.069335677" table:style-name="ce27">
            <text:p>25.342.818<text:s/></text:p>
          </table:table-cell>
          <table:table-cell office:value-type="float" office:value="28992204.395119268" table:style-name="ce27">
            <text:p>28.992.204<text:s/></text:p>
          </table:table-cell>
          <table:table-cell office:value-type="float" office:value="11754905.356342703" table:style-name="ce27">
            <text:p>11.754.905<text:s/></text:p>
          </table:table-cell>
          <table:table-cell office:value-type="float" office:value="53913971.286039323" table:style-name="ce27">
            <text:p>53.913.971<text:s/></text:p>
          </table:table-cell>
          <table:table-cell office:value-type="float" office:value="6622621.9159367485" table:style-name="ce27">
            <text:p>6.622.622<text:s/></text:p>
          </table:table-cell>
          <table:table-cell office:value-type="float" office:value="172337674.13306847" table:style-name="ce27">
            <text:p>172.337.674<text:s/></text:p>
          </table:table-cell>
          <table:table-cell office:value-type="float" office:value="384378911.09690171" table:style-name="ce27">
            <text:p>384.378.911<text:s/></text:p>
          </table:table-cell>
          <table:table-cell office:value-type="float" office:value="13016233.307669736" table:style-name="ce27">
            <text:p>13.016.233<text:s/></text:p>
          </table:table-cell>
          <table:table-cell office:value-type="float" office:value="7447943.5652501285" table:style-name="ce27">
            <text:p>7.447.944<text:s/></text:p>
          </table:table-cell>
          <table:table-cell office:value-type="float" office:value="1486311.6702071943" table:style-name="ce27">
            <text:p>1.486.312<text:s/></text:p>
          </table:table-cell>
          <table:table-cell office:value-type="float" office:value="183730620.41352454" table:style-name="ce27">
            <text:p>183.730.620<text:s/></text:p>
          </table:table-cell>
          <table:table-cell office:value-type="float" office:value="120575663.49505068" table:style-name="ce27">
            <text:p>120.575.663<text:s/></text:p>
          </table:table-cell>
          <table:table-cell office:value-type="float" office:value="9541281.0187632944" table:style-name="ce27">
            <text:p>9.541.281<text:s/></text:p>
          </table:table-cell>
          <table:table-cell office:value-type="float" office:value="1376719492.5223818" table:style-name="ce27">
            <text:p>1.376.719.493<text:s/></text:p>
          </table:table-cell>
          <table:table-cell office:value-type="float" office:value="4322782.8354169577" table:style-name="ce27">
            <text:p>4.322.783<text:s/></text:p>
          </table:table-cell>
          <table:table-cell office:value-type="float" office:value="2992319753.2599988" table:style-name="ce28">
            <text:p>2.992.319.753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04818428.23709224" table:style-name="ce20">
            <text:p>104.818.428<text:s/></text:p>
          </table:table-cell>
          <table:table-cell office:value-type="float" office:value="307948378.53747702" table:style-name="ce20">
            <text:p>307.948.379<text:s/></text:p>
          </table:table-cell>
          <table:table-cell office:value-type="float" office:value="1078948619.3628414" table:style-name="ce20">
            <text:p>1.078.948.619<text:s/></text:p>
          </table:table-cell>
          <table:table-cell office:value-type="float" office:value="77275320.09937869" table:style-name="ce20">
            <text:p>77.275.320<text:s/></text:p>
          </table:table-cell>
          <table:table-cell office:value-type="float" office:value="2094884392.5143137" table:style-name="ce20">
            <text:p>2.094.884.393<text:s/></text:p>
          </table:table-cell>
          <table:table-cell office:value-type="float" office:value="1517922684.0769405" table:style-name="ce20">
            <text:p>1.517.922.684<text:s/></text:p>
          </table:table-cell>
          <table:table-cell office:value-type="float" office:value="8426587568.744113" table:style-name="ce20">
            <text:p>8.426.587.569<text:s/></text:p>
          </table:table-cell>
          <table:table-cell office:value-type="float" office:value="1636648349.8828187" table:style-name="ce20">
            <text:p>1.636.648.350<text:s/></text:p>
          </table:table-cell>
          <table:table-cell office:value-type="float" office:value="1410169808.8594718" table:style-name="ce20">
            <text:p>1.410.169.809<text:s/></text:p>
          </table:table-cell>
          <table:table-cell office:value-type="float" office:value="632312310.89427233" table:style-name="ce20">
            <text:p>632.312.311<text:s/></text:p>
          </table:table-cell>
          <table:table-cell office:value-type="float" office:value="5734551569.1644411" table:style-name="ce20">
            <text:p>5.734.551.569<text:s/></text:p>
          </table:table-cell>
          <table:table-cell office:value-type="float" office:value="539955528.27114725" table:style-name="ce20">
            <text:p>539.955.528<text:s/></text:p>
          </table:table-cell>
          <table:table-cell office:value-type="float" office:value="702328643.95535803" table:style-name="ce20">
            <text:p>702.328.644<text:s/></text:p>
          </table:table-cell>
          <table:table-cell office:value-type="float" office:value="889355934.04614878" table:style-name="ce20">
            <text:p>889.355.934<text:s/></text:p>
          </table:table-cell>
          <table:table-cell office:value-type="float" office:value="478378357.07132375" table:style-name="ce20">
            <text:p>478.378.357<text:s/></text:p>
          </table:table-cell>
          <table:table-cell office:value-type="float" office:value="1775420523.8862312" table:style-name="ce20">
            <text:p>1.775.420.524<text:s/></text:p>
          </table:table-cell>
          <table:table-cell office:value-type="float" office:value="278327344.71592093" table:style-name="ce20">
            <text:p>278.327.345<text:s/></text:p>
          </table:table-cell>
          <table:table-cell office:value-type="float" office:value="5128341343.3341703" table:style-name="ce20">
            <text:p>5.128.341.343<text:s/></text:p>
          </table:table-cell>
          <table:table-cell office:value-type="float" office:value="16215056314.803965" table:style-name="ce20">
            <text:p>16.215.056.315<text:s/></text:p>
          </table:table-cell>
          <table:table-cell office:value-type="float" office:value="451631218.26632094" table:style-name="ce20">
            <text:p>451.631.218<text:s/></text:p>
          </table:table-cell>
          <table:table-cell office:value-type="float" office:value="243720433.14732832" table:style-name="ce20">
            <text:p>243.720.433<text:s/></text:p>
          </table:table-cell>
          <table:table-cell office:value-type="float" office:value="80184082.814552158" table:style-name="ce20">
            <text:p>80.184.083<text:s/></text:p>
          </table:table-cell>
          <table:table-cell office:value-type="float" office:value="5231600135.8102751" table:style-name="ce20">
            <text:p>5.231.600.136<text:s/></text:p>
          </table:table-cell>
          <table:table-cell office:value-type="float" office:value="4091665862.54456" table:style-name="ce20">
            <text:p>4.091.665.863<text:s/></text:p>
          </table:table-cell>
          <table:table-cell office:value-type="float" office:value="339187491.31634045" table:style-name="ce20">
            <text:p>339.187.491<text:s/></text:p>
          </table:table-cell>
          <table:table-cell office:value-type="float" office:value="40748098466.060791" table:style-name="ce20">
            <text:p>40.748.098.466<text:s/></text:p>
          </table:table-cell>
          <table:table-cell office:value-type="float" office:value="162761330.46239972" table:style-name="ce20">
            <text:p>162.761.330<text:s/></text:p>
          </table:table-cell>
          <table:table-cell office:value-type="float" office:value="100378080440.88" table:style-name="ce21">
            <text:p>100.378.080.441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1074565.7684746073" table:style-name="ce14">
            <text:p>1.074.566<text:s/></text:p>
          </table:table-cell>
          <table:table-cell office:value-type="float" office:value="3958785.1859220508" table:style-name="ce14">
            <text:p>3.958.785<text:s/></text:p>
          </table:table-cell>
          <table:table-cell office:value-type="float" office:value="4249756.5725893406" table:style-name="ce14">
            <text:p>4.249.757<text:s/></text:p>
          </table:table-cell>
          <table:table-cell office:value-type="float" office:value="561533.12863565353" table:style-name="ce14">
            <text:p>561.533<text:s/></text:p>
          </table:table-cell>
          <table:table-cell office:value-type="float" office:value="16790534.225427128" table:style-name="ce14">
            <text:p>16.790.534<text:s/></text:p>
          </table:table-cell>
          <table:table-cell office:value-type="float" office:value="11871359.043035781" table:style-name="ce14">
            <text:p>11.871.359<text:s/></text:p>
          </table:table-cell>
          <table:table-cell office:value-type="float" office:value="8155981.6028855713" table:style-name="ce14">
            <text:p>8.155.982<text:s/></text:p>
          </table:table-cell>
          <table:table-cell office:value-type="float" office:value="8661923.240691008" table:style-name="ce14">
            <text:p>8.661.923<text:s/></text:p>
          </table:table-cell>
          <table:table-cell office:value-type="float" office:value="13174811.959329801" table:style-name="ce14">
            <text:p>13.174.812<text:s/></text:p>
          </table:table-cell>
          <table:table-cell office:value-type="float" office:value="5347286.3592620017" table:style-name="ce14">
            <text:p>5.347.286<text:s/></text:p>
          </table:table-cell>
          <table:table-cell office:value-type="float" office:value="41129029.602140553" table:style-name="ce14">
            <text:p>41.129.030<text:s/></text:p>
          </table:table-cell>
          <table:table-cell office:value-type="float" office:value="3787114.4093150706" table:style-name="ce14">
            <text:p>3.787.114<text:s/></text:p>
          </table:table-cell>
          <table:table-cell office:value-type="float" office:value="9852416.0271252561" table:style-name="ce14">
            <text:p>9.852.416<text:s/></text:p>
          </table:table-cell>
          <table:table-cell office:value-type="float" office:value="8337693.1754441289" table:style-name="ce14">
            <text:p>8.337.693<text:s/></text:p>
          </table:table-cell>
          <table:table-cell office:value-type="float" office:value="4698158.3650722438" table:style-name="ce14">
            <text:p>4.698.158<text:s/></text:p>
          </table:table-cell>
          <table:table-cell office:value-type="float" office:value="98286879.472310826" table:style-name="ce14">
            <text:p>98.286.879<text:s/></text:p>
          </table:table-cell>
          <table:table-cell office:value-type="float" office:value="2364046.4008909254" table:style-name="ce14">
            <text:p>2.364.046<text:s/></text:p>
          </table:table-cell>
          <table:table-cell office:value-type="float" office:value="25919018.929418705" table:style-name="ce14">
            <text:p>25.919.019<text:s/></text:p>
          </table:table-cell>
          <table:table-cell office:value-type="float" office:value="4041804985.5136056" table:style-name="ce14">
            <text:p>4.041.804.986<text:s/></text:p>
          </table:table-cell>
          <table:table-cell office:value-type="float" office:value="2859448.8680418003" table:style-name="ce14">
            <text:p>2.859.449<text:s/></text:p>
          </table:table-cell>
          <table:table-cell office:value-type="float" office:value="1686390.1479962561" table:style-name="ce14">
            <text:p>1.686.390<text:s/></text:p>
          </table:table-cell>
          <table:table-cell office:value-type="float" office:value="295675.21110871353" table:style-name="ce14">
            <text:p>295.675<text:s/></text:p>
          </table:table-cell>
          <table:table-cell office:value-type="float" office:value="28151529.126315322" table:style-name="ce14">
            <text:p>28.151.529<text:s/></text:p>
          </table:table-cell>
          <table:table-cell office:value-type="float" office:value="15201205.102446726" table:style-name="ce14">
            <text:p>15.201.205<text:s/></text:p>
          </table:table-cell>
          <table:table-cell office:value-type="float" office:value="8577733.6289125141" table:style-name="ce14">
            <text:p>8.577.734<text:s/></text:p>
          </table:table-cell>
          <table:table-cell office:value-type="float" office:value="122123755.94419825" table:style-name="ce14">
            <text:p>122.123.756<text:s/></text:p>
          </table:table-cell>
          <table:table-cell office:value-type="float" office:value="986966.78940599796" table:style-name="ce14">
            <text:p>986.967<text:s/></text:p>
          </table:table-cell>
          <table:table-cell office:value-type="float" office:value="4489908583.8000021" table:style-name="ce15">
            <text:p>4.489.908.584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05892994.00556685" table:style-name="ce20">
            <text:p>105.892.994<text:s/></text:p>
          </table:table-cell>
          <table:table-cell office:value-type="float" office:value="311907163.72339904" table:style-name="ce20">
            <text:p>311.907.164<text:s/></text:p>
          </table:table-cell>
          <table:table-cell office:value-type="float" office:value="1083198375.9354308" table:style-name="ce20">
            <text:p>1.083.198.376<text:s/></text:p>
          </table:table-cell>
          <table:table-cell office:value-type="float" office:value="77836853.22801435" table:style-name="ce20">
            <text:p>77.836.853<text:s/></text:p>
          </table:table-cell>
          <table:table-cell office:value-type="float" office:value="2111674926.7397408" table:style-name="ce20">
            <text:p>2.111.674.927<text:s/></text:p>
          </table:table-cell>
          <table:table-cell office:value-type="float" office:value="1529794043.1199763" table:style-name="ce20">
            <text:p>1.529.794.043<text:s/></text:p>
          </table:table-cell>
          <table:table-cell office:value-type="float" office:value="8434743550.3469982" table:style-name="ce20">
            <text:p>8.434.743.550<text:s/></text:p>
          </table:table-cell>
          <table:table-cell office:value-type="float" office:value="1645310273.1235096" table:style-name="ce20">
            <text:p>1.645.310.273<text:s/></text:p>
          </table:table-cell>
          <table:table-cell office:value-type="float" office:value="1423344620.8188016" table:style-name="ce20">
            <text:p>1.423.344.621<text:s/></text:p>
          </table:table-cell>
          <table:table-cell office:value-type="float" office:value="637659597.25353432" table:style-name="ce20">
            <text:p>637.659.597<text:s/></text:p>
          </table:table-cell>
          <table:table-cell office:value-type="float" office:value="5775680598.7665815" table:style-name="ce20">
            <text:p>5.775.680.599<text:s/></text:p>
          </table:table-cell>
          <table:table-cell office:value-type="float" office:value="543742642.68046236" table:style-name="ce20">
            <text:p>543.742.643<text:s/></text:p>
          </table:table-cell>
          <table:table-cell office:value-type="float" office:value="712181059.98248327" table:style-name="ce20">
            <text:p>712.181.060<text:s/></text:p>
          </table:table-cell>
          <table:table-cell office:value-type="float" office:value="897693627.2215929" table:style-name="ce20">
            <text:p>897.693.627<text:s/></text:p>
          </table:table-cell>
          <table:table-cell office:value-type="float" office:value="483076515.436396" table:style-name="ce20">
            <text:p>483.076.515<text:s/></text:p>
          </table:table-cell>
          <table:table-cell office:value-type="float" office:value="1873707403.358542" table:style-name="ce20">
            <text:p>1.873.707.403<text:s/></text:p>
          </table:table-cell>
          <table:table-cell office:value-type="float" office:value="280691391.11681187" table:style-name="ce20">
            <text:p>280.691.391<text:s/></text:p>
          </table:table-cell>
          <table:table-cell office:value-type="float" office:value="5154260362.2635889" table:style-name="ce20">
            <text:p>5.154.260.362<text:s/></text:p>
          </table:table-cell>
          <table:table-cell office:value-type="float" office:value="20256861300.31757" table:style-name="ce20">
            <text:p>20.256.861.300<text:s/></text:p>
          </table:table-cell>
          <table:table-cell office:value-type="float" office:value="454490667.13436276" table:style-name="ce20">
            <text:p>454.490.667<text:s/></text:p>
          </table:table-cell>
          <table:table-cell office:value-type="float" office:value="245406823.29532456" table:style-name="ce20">
            <text:p>245.406.823<text:s/></text:p>
          </table:table-cell>
          <table:table-cell office:value-type="float" office:value="80479758.025660872" table:style-name="ce20">
            <text:p>80.479.758<text:s/></text:p>
          </table:table-cell>
          <table:table-cell office:value-type="float" office:value="5259751664.9365902" table:style-name="ce20">
            <text:p>5.259.751.665<text:s/></text:p>
          </table:table-cell>
          <table:table-cell office:value-type="float" office:value="4106867067.6470065" table:style-name="ce20">
            <text:p>4.106.867.068<text:s/></text:p>
          </table:table-cell>
          <table:table-cell office:value-type="float" office:value="347765224.94525295" table:style-name="ce20">
            <text:p>347.765.225<text:s/></text:p>
          </table:table-cell>
          <table:table-cell office:value-type="float" office:value="40870222222.00499" table:style-name="ce20">
            <text:p>40.870.222.222<text:s/></text:p>
          </table:table-cell>
          <table:table-cell office:value-type="float" office:value="163748297.25180572" table:style-name="ce20">
            <text:p>163.748.297<text:s/></text:p>
          </table:table-cell>
          <table:table-cell office:value-type="float" office:value="104867989024.68001" table:style-name="ce21">
            <text:p>104.867.989.025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5-08-18T13:17:47Z</dc:date>
    <meta:print-date>2011-05-12T16:46:54Z</meta:print-date>
    <meta:editing-cycles>38</meta:editing-cycles>
    <meta:editing-duration>PT3960S</meta:editing-duration>
  </office:meta>
</office:document-meta>
</file>